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0000001005FF2EC28C23000B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MBX12" svg:font-family="CMBX12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adornments="Normal" style:font-pitch="variable" style:font-charset="x-symbol"/>
    <style:font-face style:name="Wingdings2" svg:font-family="Wingdings" style:font-family-generic="system" style:font-pitch="variable"/>
  </office:font-face-decls>
  <office:automatic-styles>
    <style:style style:name="Tabla1" style:family="table">
      <style:table-properties style:width="17.736cm" fo:margin-left="0.018cm" fo:margin-top="0cm" fo:margin-bottom="0cm" table:align="left" style:writing-mode="lr-tb"/>
    </style:style>
    <style:style style:name="Tabla1.A" style:family="table-column">
      <style:table-column-properties style:column-width="1.916cm"/>
    </style:style>
    <style:style style:name="Tabla1.B" style:family="table-column">
      <style:table-column-properties style:column-width="1.842cm"/>
    </style:style>
    <style:style style:name="Tabla1.C" style:family="table-column">
      <style:table-column-properties style:column-width="3.224cm"/>
    </style:style>
    <style:style style:name="Tabla1.D" style:family="table-column">
      <style:table-column-properties style:column-width="2.503cm"/>
    </style:style>
    <style:style style:name="Tabla1.E" style:family="table-column">
      <style:table-column-properties style:column-width="4.75cm"/>
    </style:style>
    <style:style style:name="Tabla1.F" style:family="table-column">
      <style:table-column-properties style:column-width="2cm"/>
    </style:style>
    <style:style style:name="Tabla1.G" style:family="table-column">
      <style:table-column-properties style:column-width="1.499cm"/>
    </style:style>
    <style:style style:name="Tabla1.1" style:family="table-row">
      <style:table-row-properties style:min-row-height="0.258cm" fo:keep-together="auto"/>
    </style:style>
    <style:style style:name="Tabla1.A1" style:family="table-cell">
      <style:table-cell-properties fo:padding="0.176cm" fo:border="1pt solid #000000"/>
    </style:style>
    <style:style style:name="Tabla1.2" style:family="table-row">
      <style:table-row-properties style:min-row-height="0.314cm" fo:keep-together="auto"/>
    </style:style>
    <style:style style:name="Tabla2" style:family="table">
      <style:table-properties style:width="10.971cm" fo:margin-top="0cm" fo:margin-bottom="0cm" table:align="center" style:writing-mode="lr-tb"/>
    </style:style>
    <style:style style:name="Tabla2.A" style:family="table-column">
      <style:table-column-properties style:column-width="1.939cm"/>
    </style:style>
    <style:style style:name="Tabla2.B" style:family="table-column">
      <style:table-column-properties style:column-width="1.665cm"/>
    </style:style>
    <style:style style:name="Tabla2.C" style:family="table-column">
      <style:table-column-properties style:column-width="2.064cm"/>
    </style:style>
    <style:style style:name="Tabla2.D" style:family="table-column">
      <style:table-column-properties style:column-width="1.794cm"/>
    </style:style>
    <style:style style:name="Tabla2.E" style:family="table-column">
      <style:table-column-properties style:column-width="2.293cm"/>
    </style:style>
    <style:style style:name="Tabla2.F" style:family="table-column">
      <style:table-column-properties style:column-width="1.215cm"/>
    </style:style>
    <style:style style:name="Tabla2.1" style:family="table-row">
      <style:table-row-properties fo:keep-together="auto"/>
    </style:style>
    <style:style style:name="Tabla2.A1" style:family="table-cell">
      <style:table-cell-properties fo:padding="0.176cm" fo:border="1pt solid #000000"/>
    </style:style>
    <style:style style:name="Tabla2.4" style:family="table-row">
      <style:table-row-properties style:min-row-height="0.533cm" fo:keep-together="auto"/>
    </style:style>
    <style:style style:name="Tabla3" style:family="table">
      <style:table-properties style:width="11.114cm" fo:margin-left="0cm" fo:margin-top="0cm" fo:margin-bottom="0cm" table:align="left" style:writing-mode="lr-tb"/>
    </style:style>
    <style:style style:name="Tabla3.A" style:family="table-column">
      <style:table-column-properties style:column-width="1.94cm"/>
    </style:style>
    <style:style style:name="Tabla3.B" style:family="table-column">
      <style:table-column-properties style:column-width="1.665cm"/>
    </style:style>
    <style:style style:name="Tabla3.C" style:family="table-column">
      <style:table-column-properties style:column-width="2.187cm"/>
    </style:style>
    <style:style style:name="Tabla3.D" style:family="table-column">
      <style:table-column-properties style:column-width="1.812cm"/>
    </style:style>
    <style:style style:name="Tabla3.E" style:family="table-column">
      <style:table-column-properties style:column-width="2.295cm"/>
    </style:style>
    <style:style style:name="Tabla3.F" style:family="table-column">
      <style:table-column-properties style:column-width="1.214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="0.176cm" fo:border="1pt solid #000000"/>
    </style:style>
    <style:style style:name="Tabla3.B2" style:family="table-cell">
      <style:table-cell-properties fo:background-color="#c5e0b3" fo:padding="0.176cm" fo:border="1pt solid #000000">
        <style:background-image/>
      </style:table-cell-properties>
    </style:style>
    <style:style style:name="Tabla3.4" style:family="table-row">
      <style:table-row-properties style:min-row-height="0.533cm" fo:keep-together="auto"/>
    </style:style>
    <style:style style:name="Tabla3.B4" style:family="table-cell">
      <style:table-cell-properties fo:background-color="#deeaf6" fo:padding="0.176cm" fo:border="1pt solid #000000">
        <style:background-image/>
      </style:table-cell-properties>
    </style:style>
    <style:style style:name="Tabla3.B7" style:family="table-cell">
      <style:table-cell-properties fo:background-color="#fff2cc" fo:padding="0.176cm" fo:border="1pt solid #000000">
        <style:background-image/>
      </style:table-cell-properties>
    </style:style>
    <style:style style:name="P1" style:family="paragraph" style:parent-style-name="List_20_Paragraph" style:list-style-name="WWNum3"/>
    <style:style style:name="P2" style:family="paragraph" style:parent-style-name="List_20_Paragraph">
      <style:paragraph-properties fo:margin-left="2.54cm" fo:margin-right="0cm" fo:text-indent="0cm" style:auto-text-indent="false"/>
    </style:style>
    <style:style style:name="P3" style:family="paragraph" style:parent-style-name="List_20_Paragraph">
      <style:paragraph-properties fo:margin-left="3.789cm" fo:margin-right="0cm" fo:text-indent="1.207cm" style:auto-text-indent="false"/>
      <style:text-properties fo:color="#ff0000" loext:opacity="100%"/>
    </style:style>
    <style:style style:name="P4" style:family="paragraph" style:parent-style-name="List_20_Paragraph" style:list-style-name="WWNum15">
      <style:paragraph-properties fo:margin-left="1.259cm" fo:margin-right="0cm" fo:margin-top="0cm" fo:margin-bottom="0.106cm" style:contextual-spacing="false" fo:line-height="100%" fo:text-indent="-0.63cm" style:auto-text-indent="false"/>
    </style:style>
    <style:style style:name="P5" style:family="paragraph" style:parent-style-name="List_20_Paragraph" style:list-style-name="WWNum15">
      <style:paragraph-properties fo:margin-left="1.259cm" fo:margin-right="0cm" fo:margin-top="0cm" fo:margin-bottom="0.212cm" style:contextual-spacing="false" fo:line-height="100%" fo:text-indent="-0.63cm" style:auto-text-indent="false"/>
    </style:style>
    <style:style style:name="P6" style:family="paragraph" style:parent-style-name="List_20_Paragraph">
      <style:paragraph-properties fo:margin-left="1.259cm" fo:margin-right="0cm" fo:margin-top="0cm" fo:margin-bottom="0.106cm" style:contextual-spacing="false" fo:line-height="100%" fo:text-indent="-0.63cm" style:auto-text-indent="false"/>
    </style:style>
    <style:style style:name="P7" style:family="paragraph" style:parent-style-name="List_20_Paragraph">
      <style:paragraph-properties fo:margin-left="1.259cm" fo:margin-right="0cm" fo:margin-top="0cm" fo:margin-bottom="0.106cm" style:contextual-spacing="false" fo:line-height="100%" fo:text-indent="0cm" style:auto-text-indent="false"/>
      <style:text-properties style:font-name="Calibri" fo:font-size="12pt" style:font-size-asian="12pt" style:font-name-complex="Calibri2" style:font-size-complex="12pt"/>
    </style:style>
    <style:style style:name="P8" style:family="paragraph" style:parent-style-name="List_20_Paragraph">
      <style:paragraph-properties fo:margin-left="1.259cm" fo:margin-right="0cm" fo:margin-top="0cm" fo:margin-bottom="0.106cm" style:contextual-spacing="false" fo:line-height="100%" fo:text-indent="-0.63cm" style:auto-text-indent="false"/>
      <style:text-properties officeooo:rsid="001c1820" officeooo:paragraph-rsid="001c1820"/>
    </style:style>
    <style:style style:name="P9" style:family="paragraph" style:parent-style-name="List_20_Paragraph">
      <style:paragraph-properties fo:margin-left="0.63cm" fo:margin-right="0cm" fo:margin-top="0cm" fo:margin-bottom="0.106cm" style:contextual-spacing="false" fo:line-height="100%" fo:text-indent="0cm" style:auto-text-indent="false"/>
      <style:text-properties officeooo:rsid="001c1820" officeooo:paragraph-rsid="001c1820"/>
    </style:style>
    <style:style style:name="P10" style:family="paragraph" style:parent-style-name="List_20_Paragraph">
      <style:paragraph-properties fo:margin-left="1.259cm" fo:margin-right="0cm" fo:margin-top="0cm" fo:margin-bottom="0.106cm" style:contextual-spacing="false" fo:line-height="100%" fo:text-indent="-0.63cm" style:auto-text-indent="false"/>
      <style:text-properties officeooo:rsid="001c1820" officeooo:paragraph-rsid="001c5b90"/>
    </style:style>
    <style:style style:name="P11" style:family="paragraph" style:parent-style-name="List_20_Paragraph">
      <style:paragraph-properties fo:margin-left="1.259cm" fo:margin-right="0cm" fo:margin-top="0cm" fo:margin-bottom="0.106cm" style:contextual-spacing="false" fo:line-height="100%" fo:text-indent="-0.63cm" style:auto-text-indent="false"/>
      <style:text-properties officeooo:rsid="001c5b90" officeooo:paragraph-rsid="001c5b90"/>
    </style:style>
    <style:style style:name="P12" style:family="paragraph" style:parent-style-name="List_20_Paragraph">
      <style:paragraph-properties fo:margin-left="1.259cm" fo:margin-right="0cm" fo:margin-top="0cm" fo:margin-bottom="0.106cm" style:contextual-spacing="false" fo:line-height="100%" fo:text-indent="-0.63cm" style:auto-text-indent="false"/>
      <style:text-properties officeooo:rsid="001e2ffe" officeooo:paragraph-rsid="001e2ffe"/>
    </style:style>
    <style:style style:name="P13" style:family="paragraph" style:parent-style-name="No_20_Spacing">
      <style:paragraph-properties fo:margin-left="2.498cm" fo:margin-right="0cm" fo:text-indent="0cm" style:auto-text-indent="false"/>
      <style:text-properties fo:color="#538135" loext:opacity="100%" fo:font-weight="bold" style:font-weight-asian="bold"/>
    </style:style>
    <style:style style:name="P14" style:family="paragraph" style:parent-style-name="No_20_Spacing">
      <style:paragraph-properties fo:margin-left="2.519cm" fo:margin-right="0cm" fo:text-indent="0cm" style:auto-text-indent="false"/>
      <style:text-properties fo:color="#538135" loext:opacity="100%" fo:font-weight="bold" style:font-weight-asian="bold"/>
    </style:style>
    <style:style style:name="P15" style:family="paragraph" style:parent-style-name="No_20_Spacing">
      <style:paragraph-properties fo:margin-left="8.721cm" fo:margin-right="0cm" fo:text-indent="1.249cm" style:auto-text-indent="false"/>
      <style:text-properties fo:color="#538135" loext:opacity="100%" fo:font-size="12pt" fo:font-weight="bold" style:font-size-asian="12pt" style:font-weight-asian="bold" style:font-name-complex="Calibri2" style:font-size-complex="12pt"/>
    </style:style>
    <style:style style:name="P16" style:family="paragraph" style:parent-style-name="No_20_Spacing">
      <style:paragraph-properties fo:margin-left="2.477cm" fo:margin-right="0cm" fo:text-indent="0cm" style:auto-text-indent="false"/>
      <style:text-properties fo:color="#538135" loext:opacity="100%" fo:font-size="12pt" fo:font-weight="bold" style:font-size-asian="12pt" style:font-weight-asian="bold" style:font-name-complex="Calibri2" style:font-size-complex="12pt"/>
    </style:style>
    <style:style style:name="P17" style:family="paragraph" style:parent-style-name="No_20_Spacing">
      <style:paragraph-properties fo:margin-left="3.747cm" fo:margin-right="0cm" fo:text-indent="0cm" style:auto-text-indent="false"/>
      <style:text-properties fo:color="#538135" loext:opacity="100%" fo:font-size="12pt" fo:font-weight="bold" style:font-size-asian="12pt" style:font-weight-asian="bold" style:font-name-complex="Calibri2" style:font-size-complex="12pt"/>
    </style:style>
    <style:style style:name="P18" style:family="paragraph" style:parent-style-name="No_20_Spacing">
      <style:paragraph-properties fo:margin-left="1.249cm" fo:margin-right="0cm" fo:text-indent="0cm" style:auto-text-indent="false"/>
      <style:text-properties fo:color="#538135" loext:opacity="100%" fo:font-size="12pt" fo:font-weight="bold" style:font-size-asian="12pt" style:font-weight-asian="bold"/>
    </style:style>
    <style:style style:name="P19" style:family="paragraph" style:parent-style-name="No_20_Spacing">
      <style:paragraph-properties fo:margin-left="2.498cm" fo:margin-right="0cm" fo:text-indent="0cm" style:auto-text-indent="false"/>
    </style:style>
    <style:style style:name="P20" style:family="paragraph" style:parent-style-name="No_20_Spacing" style:list-style-name="WWNum20"/>
    <style:style style:name="P21" style:family="paragraph" style:parent-style-name="No_20_Spacing" style:list-style-name="WWNum20">
      <style:paragraph-properties fo:margin-left="1.905cm" fo:margin-right="0cm" fo:text-indent="-0.635cm" style:auto-text-indent="false"/>
    </style:style>
    <style:style style:name="P22" style:family="paragraph" style:parent-style-name="No_20_Spacing">
      <style:paragraph-properties fo:margin-left="3.154cm" fo:margin-right="0cm" fo:text-indent="1.249cm" style:auto-text-indent="false"/>
    </style:style>
    <style:style style:name="P23" style:family="paragraph" style:parent-style-name="No_20_Spacing">
      <style:paragraph-properties fo:margin-left="3.747cm" fo:margin-right="0cm" fo:text-indent="0cm" style:auto-text-indent="false"/>
    </style:style>
    <style:style style:name="P24" style:family="paragraph" style:parent-style-name="No_20_Spacing">
      <style:paragraph-properties fo:margin-left="3.747cm" fo:margin-right="0cm" fo:text-indent="1.249cm" style:auto-text-indent="false"/>
    </style:style>
    <style:style style:name="P25" style:family="paragraph" style:parent-style-name="No_20_Spacing">
      <style:paragraph-properties fo:margin-left="4.995cm" fo:margin-right="0cm" fo:text-indent="0cm" style:auto-text-indent="false"/>
    </style:style>
    <style:style style:name="P26" style:family="paragraph" style:parent-style-name="No_20_Spacing" style:list-style-name="WWNum22"/>
    <style:style style:name="P27" style:family="paragraph" style:parent-style-name="No_20_Spacing">
      <style:paragraph-properties fo:margin-left="1.249cm" fo:margin-right="0cm" fo:text-indent="1.249cm" style:auto-text-indent="false"/>
    </style:style>
    <style:style style:name="P28" style:family="paragraph" style:parent-style-name="No_20_Spacing">
      <style:text-properties fo:color="#ed7d31" loext:opacity="100%"/>
    </style:style>
    <style:style style:name="P29" style:family="paragraph" style:parent-style-name="No_20_Spacing">
      <style:paragraph-properties fo:margin-left="2.498cm" fo:margin-right="0cm" fo:text-indent="0cm" style:auto-text-indent="false"/>
      <style:text-properties fo:color="#ed7d31" loext:opacity="100%" fo:font-style="italic" fo:font-weight="bold" style:font-style-asian="italic" style:font-weight-asian="bold"/>
    </style:style>
    <style:style style:name="P30" style:family="paragraph" style:parent-style-name="No_20_Spacing">
      <style:paragraph-properties fo:margin-left="1.249cm" fo:margin-right="0cm" fo:text-indent="0cm" style:auto-text-indent="false"/>
    </style:style>
    <style:style style:name="P31" style:family="paragraph" style:parent-style-name="No_20_Spacing" style:list-style-name="WWNum24"/>
    <style:style style:name="P32" style:family="paragraph" style:parent-style-name="No_20_Spacing">
      <style:paragraph-properties fo:margin-left="2.519cm" fo:margin-right="0cm" fo:text-indent="0cm" style:auto-text-indent="false"/>
      <style:text-properties fo:color="#000000" loext:opacity="100%"/>
    </style:style>
    <style:style style:name="P33" style:family="paragraph" style:parent-style-name="No_20_Spacing">
      <style:paragraph-properties fo:margin-left="3.747cm" fo:margin-right="0cm" fo:text-indent="1.249cm" style:auto-text-indent="false"/>
      <style:text-properties fo:color="#000000" loext:opacity="100%"/>
    </style:style>
    <style:style style:name="P34" style:family="paragraph" style:parent-style-name="No_20_Spacing">
      <style:paragraph-properties fo:margin-left="1.397cm" fo:margin-right="0cm" fo:text-indent="1.249cm" style:auto-text-indent="false"/>
    </style:style>
    <style:style style:name="P35" style:family="paragraph" style:parent-style-name="No_20_Spacing">
      <style:paragraph-properties fo:margin-left="0cm" fo:margin-right="0cm" fo:text-indent="1.249cm" style:auto-text-indent="false"/>
    </style:style>
    <style:style style:name="P36" style:family="paragraph" style:parent-style-name="No_20_Spacing">
      <style:paragraph-properties fo:margin-left="2.498cm" fo:margin-right="0cm" fo:text-indent="1.249cm" style:auto-text-indent="false"/>
    </style:style>
    <style:style style:name="P37" style:family="paragraph" style:parent-style-name="Normal_20__28_Web_29_">
      <loext:graphic-properties draw:fill="solid" draw:fill-color="#c5e0b3"/>
      <style:paragraph-properties fo:margin-top="0cm" fo:margin-bottom="0cm" style:contextual-spacing="false" fo:background-color="#c5e0b3"/>
    </style:style>
    <style:style style:name="P38" style:family="paragraph" style:parent-style-name="Normal_20__28_Web_29_">
      <style:paragraph-properties fo:margin-top="0cm" fo:margin-bottom="0.212cm" style:contextual-spacing="false"/>
      <style:text-properties fo:color="#000000" loext:opacity="100%" style:font-name="Calibri" style:font-name-complex="Calibri2"/>
    </style:style>
    <style:style style:name="P39" style:family="paragraph" style:parent-style-name="Normal_20__28_Web_29_">
      <style:paragraph-properties fo:margin-top="0cm" fo:margin-bottom="0.106cm" style:contextual-spacing="false" style:vertical-align="baseline"/>
      <style:text-properties fo:color="#000000" loext:opacity="100%" style:font-name="Calibri" style:font-name-complex="Calibri2"/>
    </style:style>
    <style:style style:name="P40" style:family="paragraph" style:parent-style-name="Normal_20__28_Web_29_">
      <style:paragraph-properties fo:margin-top="0cm" fo:margin-bottom="0.106cm" style:contextual-spacing="false" fo:break-before="page" style:vertical-align="baseline"/>
      <style:text-properties fo:color="#000000" loext:opacity="100%" style:font-name="Calibri" style:font-name-complex="Calibri2"/>
    </style:style>
    <style:style style:name="P41" style:family="paragraph" style:parent-style-name="Normal_20__28_Web_29_">
      <style:paragraph-properties fo:margin-left="1.27cm" fo:margin-right="0cm" fo:margin-top="0cm" fo:margin-bottom="0.106cm" style:contextual-spacing="false" fo:text-indent="0cm" style:auto-text-indent="false" style:vertical-align="baseline"/>
      <style:text-properties fo:color="#000000" loext:opacity="100%" style:font-name="Calibri" style:font-name-complex="Calibri2"/>
    </style:style>
    <style:style style:name="P42" style:family="paragraph" style:parent-style-name="Normal_20__28_Web_29_">
      <style:paragraph-properties fo:margin-left="2.519cm" fo:margin-right="0cm" fo:margin-top="0cm" fo:margin-bottom="0.106cm" style:contextual-spacing="false" fo:text-indent="0cm" style:auto-text-indent="false" style:vertical-align="baseline"/>
      <style:text-properties fo:color="#000000" loext:opacity="100%" style:font-name="Calibri" style:font-name-complex="Calibri2"/>
    </style:style>
    <style:style style:name="P43" style:family="paragraph" style:parent-style-name="Normal_20__28_Web_29_">
      <style:paragraph-properties fo:margin-top="0cm" fo:margin-bottom="0.106cm" style:contextual-spacing="false" style:vertical-align="baseline"/>
      <style:text-properties fo:color="#000000" loext:opacity="100%" style:font-name="Calibri" fo:font-weight="bold" style:font-weight-asian="bold" style:font-name-complex="Calibri2"/>
    </style:style>
    <style:style style:name="P44" style:family="paragraph" style:parent-style-name="Normal_20__28_Web_29_">
      <style:paragraph-properties fo:margin-top="0cm" fo:margin-bottom="0.106cm" style:contextual-spacing="false" style:vertical-align="baseline"/>
      <style:text-properties fo:color="#000000" loext:opacity="100%" style:font-name="Calibri" fo:font-size="10pt" style:font-size-asian="10pt" style:font-name-complex="Calibri2"/>
    </style:style>
    <style:style style:name="P45" style:family="paragraph" style:parent-style-name="Normal_20__28_Web_29_">
      <style:paragraph-properties fo:margin-top="0cm" fo:margin-bottom="0.212cm" style:contextual-spacing="false"/>
    </style:style>
    <style:style style:name="P46" style:family="paragraph" style:parent-style-name="Normal_20__28_Web_29_" style:list-style-name="WWNum1">
      <style:paragraph-properties fo:margin-left="1.265cm" fo:margin-right="0cm" fo:margin-top="0cm" fo:margin-bottom="0.106cm" style:contextual-spacing="false" fo:text-indent="-0.635cm" style:auto-text-indent="false" style:vertical-align="baseline"/>
    </style:style>
    <style:style style:name="P47" style:family="paragraph" style:parent-style-name="Normal_20__28_Web_29_" style:list-style-name="WWNum1">
      <style:paragraph-properties fo:margin-left="1.265cm" fo:margin-right="0cm" fo:margin-top="0cm" fo:margin-bottom="0cm" style:contextual-spacing="false" fo:text-indent="-0.635cm" style:auto-text-indent="false" style:vertical-align="baseline"/>
    </style:style>
    <style:style style:name="P48" style:family="paragraph" style:parent-style-name="Normal_20__28_Web_29_" style:list-style-name="WWNum16">
      <style:paragraph-properties fo:margin-top="0cm" fo:margin-bottom="0.106cm" style:contextual-spacing="false" style:vertical-align="baseline"/>
    </style:style>
    <style:style style:name="P49" style:family="paragraph" style:parent-style-name="Normal_20__28_Web_29_">
      <style:paragraph-properties fo:margin-top="0cm" fo:margin-bottom="0.106cm" style:contextual-spacing="false" style:vertical-align="baseline"/>
    </style:style>
    <style:style style:name="P50" style:family="paragraph" style:parent-style-name="Normal_20__28_Web_29_">
      <style:paragraph-properties fo:margin-left="1.27cm" fo:margin-right="0cm" fo:margin-top="0cm" fo:margin-bottom="0.106cm" style:contextual-spacing="false" fo:text-indent="0cm" style:auto-text-indent="false" style:vertical-align="baseline"/>
    </style:style>
    <style:style style:name="P51" style:family="paragraph" style:parent-style-name="Normal_20__28_Web_29_">
      <style:paragraph-properties fo:margin-left="2.498cm" fo:margin-right="0cm" fo:margin-top="0cm" fo:margin-bottom="0.106cm" style:contextual-spacing="false" fo:text-indent="1.249cm" style:auto-text-indent="false" style:vertical-align="baseline"/>
    </style:style>
    <style:style style:name="P52" style:family="paragraph" style:parent-style-name="Normal_20__28_Web_29_">
      <style:paragraph-properties fo:margin-left="2.498cm" fo:margin-right="0cm" fo:margin-top="0cm" fo:margin-bottom="0.106cm" style:contextual-spacing="false" fo:text-indent="0cm" style:auto-text-indent="false" style:vertical-align="baseline"/>
    </style:style>
    <style:style style:name="P53" style:family="paragraph" style:parent-style-name="Normal_20__28_Web_29_">
      <style:paragraph-properties fo:margin-left="3.747cm" fo:margin-right="0cm" fo:margin-top="0cm" fo:margin-bottom="0.106cm" style:contextual-spacing="false" fo:text-indent="0cm" style:auto-text-indent="false" style:vertical-align="baseline"/>
    </style:style>
    <style:style style:name="P54" style:family="paragraph" style:parent-style-name="Normal_20__28_Web_29_">
      <style:paragraph-properties fo:margin-left="1.249cm" fo:margin-right="0cm" fo:margin-top="0cm" fo:margin-bottom="0.106cm" style:contextual-spacing="false" fo:text-indent="0cm" style:auto-text-indent="false" style:vertical-align="baseline"/>
    </style:style>
    <style:style style:name="P55" style:family="paragraph" style:parent-style-name="Normal_20__28_Web_29_">
      <style:paragraph-properties fo:margin-left="0cm" fo:margin-right="0cm" fo:margin-top="0cm" fo:margin-bottom="0.106cm" style:contextual-spacing="false" fo:text-indent="1.249cm" style:auto-text-indent="false" style:vertical-align="baseline"/>
    </style:style>
    <style:style style:name="P56" style:family="paragraph" style:parent-style-name="Normal_20__28_Web_29_">
      <style:paragraph-properties fo:margin-left="1.249cm" fo:margin-right="0cm" fo:margin-top="0cm" fo:margin-bottom="0.106cm" style:contextual-spacing="false" fo:text-indent="1.249cm" style:auto-text-indent="false" style:vertical-align="baseline"/>
    </style:style>
    <style:style style:name="P57" style:family="paragraph" style:parent-style-name="Normal_20__28_Web_29_">
      <style:paragraph-properties fo:margin-left="2.519cm" fo:margin-right="0cm" fo:margin-top="0cm" fo:margin-bottom="0.106cm" style:contextual-spacing="false" fo:text-indent="0cm" style:auto-text-indent="false" style:vertical-align="baseline"/>
    </style:style>
    <style:style style:name="P58" style:family="paragraph" style:parent-style-name="Normal_20__28_Web_29_">
      <style:paragraph-properties fo:margin-left="0.635cm" fo:margin-right="0cm" fo:margin-top="0cm" fo:margin-bottom="0.106cm" style:contextual-spacing="false" fo:text-indent="0cm" style:auto-text-indent="false" style:vertical-align="baseline"/>
    </style:style>
    <style:style style:name="P59" style:family="paragraph" style:parent-style-name="Normal_20__28_Web_29_">
      <style:paragraph-properties fo:margin-left="2.625cm" fo:margin-right="0cm" fo:margin-top="0cm" fo:margin-bottom="0.106cm" style:contextual-spacing="false" fo:text-indent="1.122cm" style:auto-text-indent="false" style:vertical-align="baseline"/>
    </style:style>
    <style:style style:name="P60" style:family="paragraph" style:parent-style-name="Normal_20__28_Web_29_">
      <style:paragraph-properties fo:margin-left="2.625cm" fo:margin-right="0cm" fo:margin-top="0cm" fo:margin-bottom="0.106cm" style:contextual-spacing="false" fo:text-indent="0cm" style:auto-text-indent="false" style:vertical-align="baseline"/>
    </style:style>
    <style:style style:name="P61" style:family="paragraph" style:parent-style-name="Normal_20__28_Web_29_">
      <style:paragraph-properties fo:margin-left="0cm" fo:margin-right="0cm" fo:margin-top="0cm" fo:margin-bottom="0.106cm" style:contextual-spacing="false" fo:text-indent="0.635cm" style:auto-text-indent="false" style:vertical-align="baseline"/>
    </style:style>
    <style:style style:name="P62" style:family="paragraph" style:parent-style-name="Normal_20__28_Web_29_">
      <style:paragraph-properties fo:margin-left="1.884cm" fo:margin-right="0cm" fo:margin-top="0cm" fo:margin-bottom="0.106cm" style:contextual-spacing="false" fo:text-indent="0.614cm" style:auto-text-indent="false" style:vertical-align="baseline"/>
    </style:style>
    <style:style style:name="P63" style:family="paragraph" style:parent-style-name="Normal_20__28_Web_29_">
      <style:paragraph-properties fo:margin-left="1.27cm" fo:margin-right="0cm" fo:margin-top="0cm" fo:margin-bottom="0.106cm" style:contextual-spacing="false" fo:text-indent="1.249cm" style:auto-text-indent="false" style:vertical-align="baseline"/>
    </style:style>
    <style:style style:name="P64" style:family="paragraph" style:parent-style-name="Normal_20__28_Web_29_">
      <style:paragraph-properties fo:margin-left="0.63cm" fo:margin-right="0cm" fo:margin-top="0cm" fo:margin-bottom="0.106cm" style:contextual-spacing="false" fo:text-indent="0cm" style:auto-text-indent="false" style:vertical-align="baseline"/>
    </style:style>
    <style:style style:name="P65" style:family="paragraph" style:parent-style-name="Normal_20__28_Web_29_">
      <loext:graphic-properties draw:fill="solid" draw:fill-color="#c5e0b3"/>
      <style:paragraph-properties fo:margin-top="0cm" fo:margin-bottom="0.212cm" style:contextual-spacing="false" fo:background-color="#c5e0b3" style:vertical-align="baseline"/>
    </style:style>
    <style:style style:name="P66" style:family="paragraph" style:parent-style-name="Normal_20__28_Web_29_">
      <loext:graphic-properties draw:fill="solid" draw:fill-color="#c5e0b3"/>
      <style:paragraph-properties fo:margin-top="0cm" fo:margin-bottom="0.212cm" style:contextual-spacing="false" fo:break-before="page" fo:background-color="#c5e0b3" style:vertical-align="baseline"/>
    </style:style>
    <style:style style:name="P67" style:family="paragraph" style:parent-style-name="Normal_20__28_Web_29_" style:list-style-name="WWNum17">
      <style:paragraph-properties fo:margin-top="0cm" fo:margin-bottom="0.106cm" style:contextual-spacing="false" style:vertical-align="baseline"/>
    </style:style>
    <style:style style:name="P68" style:family="paragraph" style:parent-style-name="Normal_20__28_Web_29_">
      <style:paragraph-properties fo:margin-left="2.498cm" fo:margin-right="0cm" fo:margin-top="0cm" fo:margin-bottom="0.106cm" style:contextual-spacing="false" fo:text-indent="0cm" style:auto-text-indent="false" style:vertical-align="baseline"/>
      <style:text-properties fo:color="#385623" loext:opacity="100%" style:font-name="Calibri" fo:font-weight="bold" style:font-weight-asian="bold" style:font-name-complex="Calibri2"/>
    </style:style>
    <style:style style:name="P69" style:family="paragraph" style:parent-style-name="Normal_20__28_Web_29_">
      <style:paragraph-properties fo:margin-left="3.747cm" fo:margin-right="0cm" fo:margin-top="0cm" fo:margin-bottom="0.106cm" style:contextual-spacing="false" fo:text-indent="0cm" style:auto-text-indent="false" style:vertical-align="baseline"/>
      <style:text-properties fo:color="#385623" loext:opacity="100%" style:font-name="Calibri" fo:font-weight="bold" style:font-weight-asian="bold" style:font-name-complex="Calibri2"/>
    </style:style>
    <style:style style:name="P70" style:family="paragraph" style:parent-style-name="Normal_20__28_Web_29_">
      <style:paragraph-properties fo:margin-left="1.27cm" fo:margin-right="0cm" fo:margin-top="0cm" fo:margin-bottom="0.106cm" style:contextual-spacing="false" fo:text-indent="0cm" style:auto-text-indent="false" style:vertical-align="baseline"/>
      <style:text-properties fo:color="#c45911" loext:opacity="100%" style:font-name="Calibri" style:font-name-complex="Calibri2"/>
    </style:style>
    <style:style style:name="P71" style:family="paragraph" style:parent-style-name="Normal_20__28_Web_29_">
      <style:paragraph-properties fo:margin-left="2.519cm" fo:margin-right="0cm" fo:margin-top="0cm" fo:margin-bottom="0.106cm" style:contextual-spacing="false" fo:text-indent="0cm" style:auto-text-indent="false" style:vertical-align="baseline"/>
      <style:text-properties fo:color="#c45911" loext:opacity="100%" style:font-name="Calibri" style:font-name-complex="Calibri2"/>
    </style:style>
    <style:style style:name="P72" style:family="paragraph" style:parent-style-name="Normal_20__28_Web_29_">
      <style:paragraph-properties fo:margin-left="1.249cm" fo:margin-right="0cm" fo:margin-top="0cm" fo:margin-bottom="0.106cm" style:contextual-spacing="false" fo:text-indent="0cm" style:auto-text-indent="false" style:vertical-align="baseline"/>
      <style:text-properties fo:color="#c45911" loext:opacity="100%" style:font-name="Calibri" fo:font-weight="bold" style:font-weight-asian="bold" style:font-name-complex="Calibri2"/>
    </style:style>
    <style:style style:name="P73" style:family="paragraph" style:parent-style-name="Normal_20__28_Web_29_" style:list-style-name="WWNum3">
      <style:paragraph-properties fo:margin-left="1.265cm" fo:margin-right="0cm" fo:margin-top="0cm" fo:margin-bottom="0.106cm" style:contextual-spacing="false" fo:text-indent="-0.635cm" style:auto-text-indent="false" style:vertical-align="baseline"/>
    </style:style>
    <style:style style:name="P74" style:family="paragraph" style:parent-style-name="Normal_20__28_Web_29_" style:list-style-name="WWNum3">
      <style:paragraph-properties fo:margin-left="1.265cm" fo:margin-right="0cm" fo:margin-top="0cm" fo:margin-bottom="0cm" style:contextual-spacing="false" fo:text-indent="-0.635cm" style:auto-text-indent="false" style:vertical-align="baseline"/>
    </style:style>
    <style:style style:name="P75" style:family="paragraph" style:parent-style-name="Normal_20__28_Web_29_" style:list-style-name="WWNum3">
      <style:paragraph-properties fo:margin-top="0cm" fo:margin-bottom="0.106cm" style:contextual-spacing="false" style:vertical-align="baseline"/>
    </style:style>
    <style:style style:name="P76" style:family="paragraph" style:parent-style-name="Normal_20__28_Web_29_" style:list-style-name="WWNum3">
      <style:paragraph-properties fo:margin-top="0cm" fo:margin-bottom="0cm" style:contextual-spacing="false" style:vertical-align="baseline"/>
    </style:style>
    <style:style style:name="P77" style:family="paragraph" style:parent-style-name="Normal_20__28_Web_29_" style:list-style-name="WWNum18">
      <style:paragraph-properties fo:margin-top="0cm" fo:margin-bottom="0.106cm" style:contextual-spacing="false" style:vertical-align="baseline"/>
    </style:style>
    <style:style style:name="P78" style:family="paragraph" style:parent-style-name="Normal_20__28_Web_29_" style:list-style-name="WWNum20">
      <style:paragraph-properties fo:margin-top="0cm" fo:margin-bottom="0.106cm" style:contextual-spacing="false" style:vertical-align="baseline"/>
    </style:style>
    <style:style style:name="P79" style:family="paragraph" style:parent-style-name="Normal_20__28_Web_29_" style:list-style-name="WWNum20">
      <style:paragraph-properties fo:margin-top="0cm" fo:margin-bottom="0cm" style:contextual-spacing="false" style:vertical-align="baseline"/>
    </style:style>
    <style:style style:name="P80" style:family="paragraph" style:parent-style-name="Normal_20__28_Web_29_">
      <style:paragraph-properties fo:margin-left="2.625cm" fo:margin-right="0cm" fo:margin-top="0cm" fo:margin-bottom="0.106cm" style:contextual-spacing="false" fo:text-indent="0cm" style:auto-text-indent="false" style:vertical-align="baseline"/>
      <style:text-properties fo:color="#538135" loext:opacity="100%" style:font-name="Calibri" fo:font-style="italic" fo:font-weight="bold" style:font-style-asian="italic" style:font-weight-asian="bold" style:font-name-complex="Calibri2"/>
    </style:style>
    <style:style style:name="P81" style:family="paragraph" style:parent-style-name="Normal_20__28_Web_29_">
      <style:paragraph-properties fo:margin-left="2.625cm" fo:margin-right="0cm" fo:margin-top="0cm" fo:margin-bottom="0.106cm" style:contextual-spacing="false" fo:text-indent="0cm" style:auto-text-indent="false" style:vertical-align="baseline"/>
      <style:text-properties fo:color="#538135" loext:opacity="100%" style:font-name="Calibri" fo:font-weight="bold" style:font-weight-asian="bold" style:font-name-complex="Calibri2"/>
    </style:style>
    <style:style style:name="P82" style:family="paragraph" style:parent-style-name="Normal_20__28_Web_29_">
      <style:paragraph-properties fo:margin-left="0.635cm" fo:margin-right="0cm" fo:margin-top="0cm" fo:margin-bottom="0.106cm" style:contextual-spacing="false" fo:text-indent="0cm" style:auto-text-indent="false" style:vertical-align="baseline"/>
      <style:text-properties fo:color="#538135" loext:opacity="100%" style:font-name="Calibri" fo:font-weight="bold" style:font-weight-asian="bold" style:font-name-complex="Calibri2"/>
    </style:style>
    <style:style style:name="P83" style:family="paragraph" style:parent-style-name="Normal_20__28_Web_29_">
      <style:paragraph-properties fo:margin-top="0cm" fo:margin-bottom="0.106cm" style:contextual-spacing="false" style:vertical-align="baseline"/>
      <style:text-properties fo:color="#538135" loext:opacity="100%" style:font-name="Calibri" fo:font-weight="bold" style:font-weight-asian="bold" style:font-name-complex="Calibri2"/>
    </style:style>
    <style:style style:name="P84" style:family="paragraph" style:parent-style-name="Normal_20__28_Web_29_">
      <style:paragraph-properties fo:margin-left="1.249cm" fo:margin-right="0cm" fo:margin-top="0cm" fo:margin-bottom="0.106cm" style:contextual-spacing="false" fo:text-indent="0cm" style:auto-text-indent="false" style:vertical-align="baseline"/>
      <style:text-properties fo:color="#538135" loext:opacity="100%" style:font-name="Calibri" fo:font-weight="bold" style:font-weight-asian="bold" style:font-name-complex="Calibri2"/>
    </style:style>
    <style:style style:name="P85" style:family="paragraph" style:parent-style-name="Normal_20__28_Web_29_">
      <style:paragraph-properties fo:margin-left="2.498cm" fo:margin-right="0cm" fo:margin-top="0cm" fo:margin-bottom="0.106cm" style:contextual-spacing="false" fo:text-indent="0cm" style:auto-text-indent="false" style:vertical-align="baseline"/>
      <style:text-properties fo:color="#538135" loext:opacity="100%" style:font-name="Calibri" fo:font-weight="bold" style:font-weight-asian="bold" style:font-name-complex="Calibri2"/>
    </style:style>
    <style:style style:name="P86" style:family="paragraph" style:parent-style-name="Normal_20__28_Web_29_" style:list-style-name="WWNum5">
      <style:paragraph-properties fo:margin-left="1.265cm" fo:margin-right="0cm" fo:margin-top="0cm" fo:margin-bottom="0.106cm" style:contextual-spacing="false" fo:text-indent="-0.635cm" style:auto-text-indent="false" style:vertical-align="baseline"/>
    </style:style>
    <style:style style:name="P87" style:family="paragraph" style:parent-style-name="Normal_20__28_Web_29_" style:list-style-name="WWNum5">
      <style:paragraph-properties fo:margin-left="1.265cm" fo:margin-right="0cm" fo:margin-top="0cm" fo:margin-bottom="0cm" style:contextual-spacing="false" fo:text-indent="-0.635cm" style:auto-text-indent="false" style:vertical-align="baseline"/>
    </style:style>
    <style:style style:name="P88" style:family="paragraph" style:parent-style-name="Normal_20__28_Web_29_" style:list-style-name="WWNum25">
      <style:paragraph-properties fo:margin-top="0cm" fo:margin-bottom="0.106cm" style:contextual-spacing="false" style:vertical-align="baseline"/>
    </style:style>
    <style:style style:name="P89" style:family="paragraph" style:parent-style-name="Normal_20__28_Web_29_">
      <style:paragraph-properties fo:margin-left="0.635cm" fo:margin-right="0cm" fo:margin-top="0cm" fo:margin-bottom="0.106cm" style:contextual-spacing="false" fo:text-indent="0cm" style:auto-text-indent="false" style:vertical-align="baseline"/>
      <style:text-properties fo:color="#2f5496" loext:opacity="100%" style:font-name="Calibri" fo:font-weight="bold" style:font-weight-asian="bold" style:font-name-complex="Calibri2"/>
    </style:style>
    <style:style style:name="P90" style:family="paragraph" style:parent-style-name="Normal_20__28_Web_29_" style:list-style-name="WWNum7">
      <style:paragraph-properties fo:margin-left="1.265cm" fo:margin-right="0cm" fo:margin-top="0cm" fo:margin-bottom="0.106cm" style:contextual-spacing="false" fo:text-indent="-0.635cm" style:auto-text-indent="false" style:vertical-align="baseline"/>
    </style:style>
    <style:style style:name="P91" style:family="paragraph" style:parent-style-name="Normal_20__28_Web_29_" style:list-style-name="WWNum7">
      <style:paragraph-properties fo:margin-left="1.265cm" fo:margin-right="0cm" fo:margin-top="0cm" fo:margin-bottom="0cm" style:contextual-spacing="false" fo:text-indent="-0.635cm" style:auto-text-indent="false" style:vertical-align="baseline"/>
    </style:style>
    <style:style style:name="P92" style:family="paragraph" style:parent-style-name="Normal_20__28_Web_29_" style:list-style-name="WWNum27">
      <style:paragraph-properties fo:margin-top="0cm" fo:margin-bottom="0.106cm" style:contextual-spacing="false" style:vertical-align="baseline"/>
    </style:style>
    <style:style style:name="P93" style:family="paragraph" style:parent-style-name="Normal_20__28_Web_29_">
      <style:paragraph-properties fo:margin-top="0cm" fo:margin-bottom="0.106cm" style:contextual-spacing="false" style:vertical-align="baseline"/>
      <style:text-properties fo:color="#002060" loext:opacity="100%" style:font-name="Calibri" fo:font-weight="bold" style:font-weight-asian="bold" style:font-name-complex="Calibri2"/>
    </style:style>
    <style:style style:name="P94" style:family="paragraph" style:parent-style-name="Normal_20__28_Web_29_" style:list-style-name="WWNum9">
      <style:paragraph-properties fo:margin-left="1.265cm" fo:margin-right="0cm" fo:margin-top="0cm" fo:margin-bottom="0.106cm" style:contextual-spacing="false" fo:text-indent="-0.635cm" style:auto-text-indent="false" style:vertical-align="baseline"/>
    </style:style>
    <style:style style:name="P95" style:family="paragraph" style:parent-style-name="Normal_20__28_Web_29_" style:list-style-name="WWNum9">
      <style:paragraph-properties fo:margin-left="1.265cm" fo:margin-right="0cm" fo:margin-top="0cm" fo:margin-bottom="0cm" style:contextual-spacing="false" fo:text-indent="-0.635cm" style:auto-text-indent="false" style:vertical-align="baseline"/>
    </style:style>
    <style:style style:name="P96" style:family="paragraph" style:parent-style-name="Normal_20__28_Web_29_" style:list-style-name="WWNum11">
      <style:paragraph-properties fo:margin-left="1.265cm" fo:margin-right="0cm" fo:margin-top="0cm" fo:margin-bottom="0.106cm" style:contextual-spacing="false" fo:text-indent="-0.635cm" style:auto-text-indent="false" style:vertical-align="baseline"/>
    </style:style>
    <style:style style:name="P97" style:family="paragraph" style:parent-style-name="Normal_20__28_Web_29_" style:list-style-name="WWNum11">
      <style:paragraph-properties fo:margin-left="1.265cm" fo:margin-right="0cm" fo:margin-top="0cm" fo:margin-bottom="0cm" style:contextual-spacing="false" fo:text-indent="-0.635cm" style:auto-text-indent="false" style:vertical-align="baseline"/>
    </style:style>
    <style:style style:name="P98" style:family="paragraph" style:parent-style-name="Normal_20__28_Web_29_">
      <style:paragraph-properties fo:margin-top="0cm" fo:margin-bottom="0.106cm" style:contextual-spacing="false" style:vertical-align="baseline"/>
      <style:text-properties officeooo:rsid="001a0d5c" officeooo:paragraph-rsid="001a0d5c"/>
    </style:style>
    <style:style style:name="P99" style:family="paragraph" style:parent-style-name="Normal_20__28_Web_29_">
      <style:paragraph-properties fo:margin-top="0cm" fo:margin-bottom="0.106cm" style:contextual-spacing="false" style:vertical-align="baseline"/>
      <style:text-properties officeooo:rsid="001a0d5c" officeooo:paragraph-rsid="001a79e5"/>
    </style:style>
    <style:style style:name="P100" style:family="paragraph" style:parent-style-name="Normal_20__28_Web_29_" style:list-style-name="L2">
      <style:paragraph-properties fo:margin-top="0cm" fo:margin-bottom="0.106cm" style:contextual-spacing="false" style:vertical-align="baseline"/>
      <style:text-properties officeooo:rsid="001a0d5c" officeooo:paragraph-rsid="001a0d5c"/>
    </style:style>
    <style:style style:name="P101" style:family="paragraph" style:parent-style-name="Normal_20__28_Web_29_">
      <style:paragraph-properties fo:margin-left="0.63cm" fo:margin-right="0cm" fo:margin-top="0cm" fo:margin-bottom="0.106cm" style:contextual-spacing="false" fo:text-indent="0cm" style:auto-text-indent="false" style:vertical-align="baseline"/>
      <style:text-properties style:font-name="Calibri1" officeooo:rsid="001a0d5c" officeooo:paragraph-rsid="001a0d5c"/>
    </style:style>
    <style:style style:name="P102" style:family="paragraph" style:parent-style-name="Normal_20__28_Web_29_" style:list-style-name="L2">
      <style:paragraph-properties fo:margin-top="0cm" fo:margin-bottom="0.106cm" style:contextual-spacing="false" style:vertical-align="baseline"/>
      <style:text-properties style:font-name="Calibri1" officeooo:rsid="001a0d5c" officeooo:paragraph-rsid="001a0d5c"/>
    </style:style>
    <style:style style:name="P103" style:family="paragraph" style:parent-style-name="Normal_20__28_Web_29_">
      <style:paragraph-properties fo:margin-top="0cm" fo:margin-bottom="0.106cm" style:contextual-spacing="false" style:vertical-align="baseline"/>
      <style:text-properties officeooo:rsid="001a79e5" officeooo:paragraph-rsid="001a0d5c"/>
    </style:style>
    <style:style style:name="P104" style:family="paragraph" style:parent-style-name="Normal_20__28_Web_29_">
      <style:paragraph-properties fo:margin-top="0cm" fo:margin-bottom="0.106cm" style:contextual-spacing="false" style:vertical-align="baseline"/>
      <style:text-properties officeooo:rsid="001a79e5" officeooo:paragraph-rsid="001a79e5"/>
    </style:style>
    <style:style style:name="P105" style:family="paragraph" style:parent-style-name="Standard">
      <loext:graphic-properties draw:fill="solid" draw:fill-color="#c5e0b3"/>
      <style:paragraph-properties fo:margin-top="0cm" fo:margin-bottom="0.212cm" style:contextual-spacing="false" fo:line-height="100%" fo:background-color="#c5e0b3" style:vertical-align="baseline"/>
    </style:style>
    <style:style style:name="P106" style:family="paragraph" style:parent-style-name="Standard">
      <style:paragraph-properties fo:margin-top="0cm" fo:margin-bottom="0.423cm" style:contextual-spacing="false" fo:line-height="100%"/>
    </style:style>
    <style:style style:name="P107" style:family="paragraph" style:parent-style-name="Standard">
      <style:paragraph-properties fo:margin-top="0cm" fo:margin-bottom="0.212cm" style:contextual-spacing="false" fo:line-height="100%"/>
    </style:style>
    <style:style style:name="P108" style:family="paragraph" style:parent-style-name="Standard" style:list-style-name="WWNum13">
      <style:paragraph-properties fo:margin-left="1.265cm" fo:margin-right="0cm" fo:margin-top="0cm" fo:margin-bottom="0.106cm" style:contextual-spacing="false" fo:line-height="100%" fo:text-indent="-0.635cm" style:auto-text-indent="false" style:vertical-align="baseline"/>
    </style:style>
    <style:style style:name="P109" style:family="paragraph" style:parent-style-name="Standard">
      <loext:graphic-properties draw:fill="solid" draw:fill-color="#c5e0b3"/>
      <style:paragraph-properties fo:margin-top="0cm" fo:margin-bottom="0.212cm" style:contextual-spacing="false" fo:line-height="100%" fo:background-color="#c5e0b3"/>
    </style:style>
    <style:style style:name="P110" style:family="paragraph" style:parent-style-name="Standard">
      <loext:graphic-properties draw:fill="solid" draw:fill-color="#c5e0b3"/>
      <style:paragraph-properties fo:margin-top="0cm" fo:margin-bottom="0.212cm" style:contextual-spacing="false" fo:line-height="100%" fo:break-before="page" fo:background-color="#c5e0b3"/>
    </style:style>
    <style:style style:name="P111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fo:font-size="10pt" style:font-name-asian="Times New Roman1" style:font-size-asian="10pt" style:language-asian="es" style:country-asian="ES" style:font-name-complex="Calibri2" style:font-size-complex="10pt"/>
    </style:style>
    <style:style style:name="P112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fo:font-size="10pt" style:font-name-asian="Times New Roman1" style:font-size-asian="10pt" style:language-asian="es" style:country-asian="ES" style:font-name-complex="Calibri2" style:font-size-complex="12pt"/>
    </style:style>
    <style:style style:name="P113" style:family="paragraph" style:parent-style-name="Standard">
      <style:paragraph-properties fo:margin-top="0cm" fo:margin-bottom="0cm" style:contextual-spacing="false" fo:line-height="100%" fo:orphans="0" fo:widows="0"/>
      <style:text-properties style:font-name="Calibri" fo:font-size="8pt" style:font-name-asian="Times New Roman1" style:font-size-asian="8pt" style:language-asian="es" style:country-asian="ES" style:font-name-complex="Calibri2" style:font-size-complex="8pt"/>
    </style:style>
    <style:style style:name="P114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0pt" style:font-name-asian="Times New Roman1" style:font-size-asian="10pt" style:language-asian="es" style:country-asian="ES" style:font-name-complex="Times New Roman1" style:font-size-complex="12pt"/>
    </style:style>
    <style:style style:name="P115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P11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Calibri" fo:font-size="10pt" style:font-name-asian="Times New Roman1" style:font-size-asian="10pt" style:language-asian="es" style:country-asian="ES" style:font-name-complex="Calibri2" style:font-size-complex="12pt"/>
    </style:style>
    <style:style style:name="P117" style:family="paragraph" style:parent-style-name="Standard">
      <style:paragraph-properties fo:margin-left="2.498cm" fo:margin-right="0cm" fo:text-indent="0cm" style:auto-text-indent="false"/>
      <style:text-properties fo:color="#538135" loext:opacity="100%" fo:font-weight="bold" style:font-weight-asian="bold"/>
    </style:style>
    <style:style style:name="P118" style:family="paragraph" style:parent-style-name="Standard">
      <style:paragraph-properties fo:margin-left="3.747cm" fo:margin-right="0cm" fo:text-indent="0cm" style:auto-text-indent="false"/>
    </style:style>
    <style:style style:name="P119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120" style:family="paragraph" style:parent-style-name="Standard">
      <style:paragraph-properties fo:margin-left="0cm" fo:margin-right="0cm" fo:text-indent="1.249cm" style:auto-text-indent="false"/>
    </style:style>
    <style:style style:name="P121" style:family="paragraph" style:parent-style-name="Standard">
      <style:paragraph-properties fo:margin-left="2.498cm" fo:margin-right="0cm" fo:text-indent="1.249cm" style:auto-text-indent="false"/>
    </style:style>
    <style:style style:name="P122" style:family="paragraph" style:parent-style-name="Standard">
      <style:paragraph-properties fo:margin-top="0cm" fo:margin-bottom="0.212cm" style:contextual-spacing="false" fo:text-align="end" style:justify-single-word="false"/>
      <style:text-properties fo:color="#767171" loext:opacity="100%" fo:font-style="italic" fo:font-weight="bold" style:font-style-asian="italic" style:font-weight-asian="bold" style:font-name-complex="Calibri2"/>
    </style:style>
    <style:style style:name="P123" style:family="paragraph" style:parent-style-name="Standard">
      <style:paragraph-properties fo:margin-top="0cm" fo:margin-bottom="0.212cm" style:contextual-spacing="false"/>
    </style:style>
    <style:style style:name="P124" style:family="paragraph" style:parent-style-name="Standard">
      <style:paragraph-properties fo:margin-top="0cm" fo:margin-bottom="0.212cm" style:contextual-spacing="false"/>
      <style:text-properties fo:font-weight="bold" style:font-weight-asian="bold" style:font-name-complex="Calibri2"/>
    </style:style>
    <style:style style:name="P125" style:family="paragraph" style:parent-style-name="Standard">
      <style:paragraph-properties fo:margin-top="0cm" fo:margin-bottom="0.212cm" style:contextual-spacing="false" fo:text-align="end" style:justify-single-word="false"/>
      <style:text-properties fo:font-weight="bold" style:font-weight-asian="bold" style:font-name-complex="Calibri2"/>
    </style:style>
    <style:style style:name="P126" style:family="paragraph" style:parent-style-name="Standard">
      <style:paragraph-properties fo:margin-top="0cm" fo:margin-bottom="0.106cm" style:contextual-spacing="false" fo:line-height="100%"/>
      <style:text-properties fo:font-size="12pt" style:font-size-asian="12pt" style:font-name-complex="Calibri2" style:font-size-complex="12pt"/>
    </style:style>
    <style:style style:name="P127" style:family="paragraph" style:parent-style-name="Standard">
      <style:paragraph-properties fo:margin-top="0cm" fo:margin-bottom="0.106cm" style:contextual-spacing="false" fo:line-height="100%"/>
      <style:text-properties fo:font-size="12pt" officeooo:rsid="001a0d5c" officeooo:paragraph-rsid="001a0d5c" style:font-size-asian="12pt" style:font-name-complex="Calibri2" style:font-size-complex="12pt"/>
    </style:style>
    <style:style style:name="P128" style:family="paragraph" style:parent-style-name="Standard">
      <style:paragraph-properties fo:margin-top="0cm" fo:margin-bottom="0.212cm" style:contextual-spacing="false" fo:text-align="justify" style:justify-single-word="false"/>
    </style:style>
    <style:style style:name="P129" style:family="paragraph" style:parent-style-name="Standard">
      <style:text-properties officeooo:rsid="001bdfb2" officeooo:paragraph-rsid="001bdfb2"/>
    </style:style>
    <style:style style:name="P130" style:family="paragraph" style:parent-style-name="Standard">
      <style:text-properties officeooo:paragraph-rsid="001bdfb2"/>
    </style:style>
    <style:style style:name="P131" style:family="paragraph" style:parent-style-name="Standard">
      <style:text-properties officeooo:paragraph-rsid="001c1820"/>
    </style:style>
    <style:style style:name="P132" style:family="paragraph">
      <loext:graphic-properties draw:fill="solid" draw:fill-color="#ffffff"/>
      <style:paragraph-properties fo:text-align="start"/>
      <style:text-properties fo:font-size="18pt"/>
    </style:style>
    <style:style style:name="P13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loext:opacity="100%" style:font-name="Calibri" fo:font-weight="bold" style:font-weight-asian="bold" style:font-name-complex="Calibri2" style:font-weight-complex="bold"/>
    </style:style>
    <style:style style:name="T2" style:family="text">
      <style:text-properties fo:color="#000000" loext:opacity="100%" style:font-name="Calibri" fo:font-weight="bold" style:font-weight-asian="bold" style:font-name-complex="Calibri2"/>
    </style:style>
    <style:style style:name="T3" style:family="text">
      <style:text-properties fo:color="#000000" loext:opacity="100%" style:font-name="Calibri" style:font-name-complex="Calibri2"/>
    </style:style>
    <style:style style:name="T4" style:family="text">
      <style:text-properties fo:color="#000000" loext:opacity="100%" style:font-name="Calibri" fo:font-size="10pt" style:font-name-asian="Times New Roman1" style:font-size-asian="10pt" style:language-asian="es" style:country-asian="ES" style:font-name-complex="Calibri2" style:font-size-complex="12pt"/>
    </style:style>
    <style:style style:name="T5" style:family="text">
      <style:text-properties fo:color="#000000" loext:opacity="100%" style:font-name="Calibri" style:text-underline-style="solid" style:text-underline-width="auto" style:text-underline-color="font-color" fo:font-weight="bold" style:font-weight-asian="bold" style:font-name-complex="Calibri2" style:font-weight-complex="bold"/>
    </style:style>
    <style:style style:name="T6" style:family="text">
      <style:text-properties fo:color="#000000" loext:opacity="100%" style:font-name="Calibri" style:text-underline-style="solid" style:text-underline-width="auto" style:text-underline-color="font-color" fo:font-weight="bold" style:font-weight-asian="bold" style:font-name-complex="Calibri2"/>
    </style:style>
    <style:style style:name="T7" style:family="text">
      <style:text-properties fo:color="#000000" loext:opacity="100%" style:font-name="Calibri" fo:font-size="12pt" fo:font-weight="bold" style:font-name-asian="Times New Roman1" style:font-size-asian="12pt" style:language-asian="es" style:country-asian="ES" style:font-weight-asian="bold" style:font-name-complex="Calibri2" style:font-size-complex="12pt" style:font-weight-complex="bold"/>
    </style:style>
    <style:style style:name="T8" style:family="text">
      <style:text-properties fo:color="#000000" loext:opacity="100%" style:font-name="Calibri" fo:font-size="12pt" style:font-name-asian="Times New Roman1" style:font-size-asian="12pt" style:language-asian="es" style:country-asian="ES" style:font-name-complex="Calibri2" style:font-size-complex="12pt"/>
    </style:style>
    <style:style style:name="T9" style:family="text">
      <style:text-properties fo:color="#000000" loext:opacity="100%" style:font-name="Calibri" fo:font-size="12pt" style:text-underline-style="solid" style:text-underline-width="auto" style:text-underline-color="font-color" fo:font-weight="bold" style:font-name-asian="Times New Roman1" style:font-size-asian="12pt" style:language-asian="es" style:country-asian="ES" style:font-weight-asian="bold" style:font-name-complex="Calibri2" style:font-size-complex="12pt" style:font-weight-complex="bold"/>
    </style:style>
    <style:style style:name="T10" style:family="text">
      <style:text-properties fo:color="#000000" loext:opacity="100%" style:font-name="Calibri" fo:font-size="11pt" style:font-size-asian="11pt" style:font-name-complex="Calibri2" style:font-size-complex="11pt"/>
    </style:style>
    <style:style style:name="T11" style:family="text">
      <style:text-properties fo:color="#000000" loext:opacity="100%" style:font-name="Wingdings" style:font-name-asian="Wingdings2" style:font-name-complex="Wingdings2"/>
    </style:style>
    <style:style style:name="T12" style:family="text">
      <style:text-properties fo:color="#000000" loext:opacity="100%" style:font-name="Wingdings" style:font-name-asian="Wingdings2" style:font-name-complex="Wingdings2"/>
    </style:style>
    <style:style style:name="T13" style:family="text">
      <style:text-properties fo:color="#000000" loext:opacity="100%" style:font-name="Wingdings" fo:font-weight="bold" style:font-name-asian="Wingdings2" style:font-weight-asian="bold" style:font-name-complex="Wingdings2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/>
    </style:style>
    <style:style style:name="T16" style:family="text">
      <style:text-properties fo:color="#000000" loext:opacity="100%" fo:font-weight="bold" style:font-weight-asian="bold"/>
    </style:style>
    <style:style style:name="T17" style:family="text">
      <style:text-properties fo:color="#000000" loext:opacity="100%" fo:font-weight="bold" style:font-weight-asian="bold" style:font-weight-complex="bold"/>
    </style:style>
    <style:style style:name="T18" style:family="text">
      <style:text-properties fo:color="#000000" loext:opacity="100%" fo:font-style="italic" style:font-style-asian="italic"/>
    </style:style>
    <style:style style:name="T19" style:family="text">
      <style:text-properties fo:color="#2f5496" loext:opacity="100%" style:font-name="Calibri" style:font-name-complex="Calibri2"/>
    </style:style>
    <style:style style:name="T20" style:family="text">
      <style:text-properties fo:color="#2f5496" loext:opacity="100%" style:font-name="Calibri" fo:font-weight="bold" style:font-weight-asian="bold" style:font-name-complex="Calibri2"/>
    </style:style>
    <style:style style:name="T21" style:family="text">
      <style:text-properties fo:color="#2f5496" loext:opacity="100%" style:font-name="Calibri" style:text-underline-style="solid" style:text-underline-width="auto" style:text-underline-color="font-color" fo:font-weight="bold" style:font-weight-asian="bold" style:font-name-complex="Calibri2"/>
    </style:style>
    <style:style style:name="T22" style:family="text">
      <style:text-properties fo:color="#2f5496" loext:opacity="100%" style:font-name="Wingdings" fo:font-weight="bold" style:font-name-asian="Wingdings2" style:font-weight-asian="bold" style:font-name-complex="Wingdings2"/>
    </style:style>
    <style:style style:name="T23" style:family="text">
      <style:text-properties fo:color="#ff0000" loext:opacity="100%" style:font-name="Calibri" fo:font-weight="bold" style:font-weight-asian="bold" style:font-name-complex="Calibri2"/>
    </style:style>
    <style:style style:name="T24" style:family="text">
      <style:text-properties fo:color="#ff0000" loext:opacity="100%" fo:font-style="italic" fo:font-weight="bold" style:font-style-asian="italic" style:font-weight-asian="bold"/>
    </style:style>
    <style:style style:name="T25" style:family="text">
      <style:text-properties fo:color="#ff0000" loext:opacity="100%" fo:font-weight="bold" style:font-weight-asian="bold" style:font-name-complex="Calibri2"/>
    </style:style>
    <style:style style:name="T26" style:family="text">
      <style:text-properties fo:color="#ff0000" loext:opacity="100%" fo:font-weight="bold" style:font-weight-asian="bold"/>
    </style:style>
    <style:style style:name="T27" style:family="text">
      <style:text-properties fo:color="#538135" loext:opacity="100%" style:font-name="Calibri" fo:font-weight="bold" style:font-weight-asian="bold" style:font-name-complex="Calibri2"/>
    </style:style>
    <style:style style:name="T28" style:family="text">
      <style:text-properties fo:color="#538135" loext:opacity="100%" style:font-name="Calibri" fo:font-weight="bold" style:font-weight-asian="bold" style:font-name-complex="Calibri2"/>
    </style:style>
    <style:style style:name="T29" style:family="text">
      <style:text-properties fo:color="#538135" loext:opacity="100%" style:font-name="Calibri" fo:font-style="italic" fo:font-weight="bold" style:font-style-asian="italic" style:font-weight-asian="bold" style:font-name-complex="Calibri2"/>
    </style:style>
    <style:style style:name="T30" style:family="text">
      <style:text-properties fo:color="#538135" loext:opacity="100%" style:font-name="Wingdings" fo:font-weight="bold" style:font-name-asian="Wingdings2" style:font-weight-asian="bold" style:font-name-complex="Wingdings2"/>
    </style:style>
    <style:style style:name="T31" style:family="text">
      <style:text-properties fo:color="#538135" loext:opacity="100%" style:font-name="Wingdings" fo:font-style="italic" fo:font-weight="bold" style:font-name-asian="Wingdings2" style:font-style-asian="italic" style:font-weight-asian="bold" style:font-name-complex="Wingdings2"/>
    </style:style>
    <style:style style:name="T32" style:family="text">
      <style:text-properties fo:color="#538135" loext:opacity="100%" style:font-name="Wingdings" fo:font-style="italic" fo:font-weight="bold" style:font-name-asian="Wingdings2" style:font-style-asian="italic" style:font-weight-asian="bold" style:font-name-complex="Wingdings2"/>
    </style:style>
    <style:style style:name="T33" style:family="text">
      <style:text-properties fo:color="#538135" loext:opacity="100%" style:font-name="Wingdings" fo:font-size="12pt" fo:font-style="italic" fo:font-weight="bold" style:font-name-asian="Wingdings2" style:font-size-asian="12pt" style:font-style-asian="italic" style:font-weight-asian="bold" style:font-name-complex="Wingdings2" style:font-size-complex="12pt"/>
    </style:style>
    <style:style style:name="T34" style:family="text">
      <style:text-properties fo:color="#538135" loext:opacity="100%" style:font-name="Wingdings" fo:font-size="12pt" fo:font-weight="bold" style:font-name-asian="Wingdings2" style:font-size-asian="12pt" style:font-weight-asian="bold" style:font-name-complex="Wingdings2"/>
    </style:style>
    <style:style style:name="T35" style:family="text">
      <style:text-properties fo:color="#538135" loext:opacity="100%" fo:font-weight="bold" style:font-weight-asian="bold"/>
    </style:style>
    <style:style style:name="T36" style:family="text">
      <style:text-properties fo:color="#538135" loext:opacity="100%" fo:font-style="italic" fo:font-weight="bold" style:font-style-asian="italic" style:font-weight-asian="bold"/>
    </style:style>
    <style:style style:name="T37" style:family="text">
      <style:text-properties fo:color="#538135" loext:opacity="100%" style:text-line-through-style="solid" style:text-line-through-type="single" fo:font-style="italic" fo:font-weight="bold" style:font-style-asian="italic" style:font-weight-asian="bold"/>
    </style:style>
    <style:style style:name="T38" style:family="text">
      <style:text-properties fo:color="#538135" loext:opacity="100%" fo:font-size="12pt" fo:font-weight="bold" style:font-size-asian="12pt" style:font-weight-asian="bold" style:font-name-complex="Calibri2" style:font-size-complex="12pt"/>
    </style:style>
    <style:style style:name="T39" style:family="text">
      <style:text-properties fo:color="#538135" loext:opacity="100%" fo:font-size="12pt" fo:font-weight="bold" style:font-size-asian="12pt" style:font-weight-asian="bold"/>
    </style:style>
    <style:style style:name="T40" style:family="text">
      <style:text-properties fo:color="#538135" loext:opacity="100%" fo:font-size="12pt" fo:font-style="italic" fo:font-weight="bold" style:font-size-asian="12pt" style:font-style-asian="italic" style:font-weight-asian="bold" style:font-name-complex="Calibri2" style:font-size-complex="12pt"/>
    </style:style>
    <style:style style:name="T41" style:family="text">
      <style:text-properties fo:color="#538135" loext:opacity="100%"/>
    </style:style>
    <style:style style:name="T42" style:family="text">
      <style:text-properties fo:color="#c45911" loext:opacity="100%" style:font-name="Calibri" style:font-name-complex="Calibri2"/>
    </style:style>
    <style:style style:name="T43" style:family="text">
      <style:text-properties fo:color="#c45911" loext:opacity="100%" style:font-name="Calibri" style:font-name-complex="Calibri2"/>
    </style:style>
    <style:style style:name="T44" style:family="text">
      <style:text-properties fo:color="#c45911" loext:opacity="100%" style:font-name="Calibri" fo:font-weight="bold" style:font-weight-asian="bold" style:font-name-complex="Calibri2"/>
    </style:style>
    <style:style style:name="T45" style:family="text">
      <style:text-properties fo:color="#c45911" loext:opacity="100%" style:font-name="Wingdings" fo:font-weight="bold" style:font-name-asian="Wingdings2" style:font-weight-asian="bold" style:font-name-complex="Wingdings2"/>
    </style:style>
    <style:style style:name="T46" style:family="text">
      <style:text-properties fo:color="#c45911" loext:opacity="100%" fo:font-weight="bold" style:font-weight-asian="bold"/>
    </style:style>
    <style:style style:name="T47" style:family="text">
      <style:text-properties fo:color="#c45911" loext:opacity="100%"/>
    </style:style>
    <style:style style:name="T48" style:family="text">
      <style:text-properties fo:color="#385623" loext:opacity="100%" style:font-name="Calibri" fo:font-weight="bold" style:font-weight-asian="bold" style:font-name-complex="Calibri2"/>
    </style:style>
    <style:style style:name="T49" style:family="text">
      <style:text-properties fo:color="#385623" loext:opacity="100%" style:font-name="Wingdings" fo:font-weight="bold" style:font-name-asian="Wingdings2" style:font-weight-asian="bold" style:font-name-complex="Wingdings2"/>
    </style:style>
    <style:style style:name="T50" style:family="text">
      <style:text-properties style:font-name="Wingdings" style:font-name-asian="Wingdings2" style:font-name-complex="Wingdings2"/>
    </style:style>
    <style:style style:name="T51" style:family="text">
      <style:text-properties style:font-name="Wingdings" fo:font-size="12pt" style:font-name-asian="Wingdings2" style:font-size-asian="12pt" style:font-name-complex="Wingdings2"/>
    </style:style>
    <style:style style:name="T52" style:family="text">
      <style:text-properties style:font-name="Calibri" fo:font-size="12pt" style:font-size-asian="12pt" style:font-name-complex="Calibri2" style:font-size-complex="12pt"/>
    </style:style>
    <style:style style:name="T53" style:family="text">
      <style:text-properties style:font-name="Calibri" fo:font-size="12pt" officeooo:rsid="001e2ffe" style:font-size-asian="12pt" style:font-name-complex="Calibri2" style:font-size-complex="12pt"/>
    </style:style>
    <style:style style:name="T54" style:family="text">
      <style:text-properties style:font-name="Times New Roman" fo:font-size="12pt" style:font-name-asian="Times New Roman1" style:font-size-asian="12pt" style:language-asian="es" style:country-asian="ES" style:font-name-complex="Times New Roman1" style:font-size-complex="12pt"/>
    </style:style>
    <style:style style:name="T55" style:family="text">
      <style:text-properties style:font-name="Times New Roman" fo:font-size="10pt" style:font-name-asian="Times New Roman1" style:font-size-asian="10pt" style:language-asian="es" style:country-asian="ES" style:font-name-complex="Times New Roman1" style:font-size-complex="12pt"/>
    </style:style>
    <style:style style:name="T56" style:family="text">
      <style:text-properties fo:color="#ed7d31" loext:opacity="100%" style:font-name="Calibri" style:font-name-complex="Calibri2"/>
    </style:style>
    <style:style style:name="T57" style:family="text">
      <style:text-properties fo:color="#ed7d31" loext:opacity="100%" fo:font-weight="bold" style:font-weight-asian="bold"/>
    </style:style>
    <style:style style:name="T58" style:family="text">
      <style:text-properties fo:color="#ed7d31" loext:opacity="100%" style:font-name="Wingdings" fo:font-weight="bold" style:font-name-asian="Wingdings2" style:font-weight-asian="bold" style:font-name-complex="Wingdings2"/>
    </style:style>
    <style:style style:name="T59" style:family="text">
      <style:text-properties fo:color="#ed7d31" loext:opacity="100%" style:font-name="Wingdings" fo:font-style="italic" fo:font-weight="bold" style:font-name-asian="Wingdings2" style:font-style-asian="italic" style:font-weight-asian="bold" style:font-name-complex="Wingdings2"/>
    </style:style>
    <style:style style:name="T60" style:family="text">
      <style:text-properties fo:color="#ed7d31" loext:opacity="100%"/>
    </style:style>
    <style:style style:name="T61" style:family="text">
      <style:text-properties fo:color="#ed7d31" loext:opacity="100%" fo:font-style="italic" fo:font-weight="bold" style:font-style-asian="italic" style:font-weight-asian="bold"/>
    </style:style>
    <style:style style:name="T62" style:family="text">
      <style:text-properties style:font-name="Bookman Old Style" fo:font-size="8pt" style:font-size-asian="8pt" style:language-asian="es" style:country-asian="ES" style:font-size-complex="8pt"/>
    </style:style>
    <style:style style:name="T63" style:family="text">
      <style:text-properties style:font-name="Bookman Old Style" fo:font-size="7pt" style:font-size-asian="7pt" style:language-asian="es" style:country-asian="ES" style:font-size-complex="8pt"/>
    </style:style>
    <style:style style:name="T64" style:family="text">
      <style:text-properties fo:color="#8496b0" loext:opacity="100%" fo:font-size="12pt" fo:letter-spacing="0.106cm" style:font-size-asian="12pt" style:font-size-complex="12pt"/>
    </style:style>
    <style:style style:name="T65" style:family="text">
      <style:text-properties fo:color="#8496b0" loext:opacity="100%" fo:font-size="12pt" style:font-size-asian="12pt" style:font-size-complex="12pt"/>
    </style:style>
    <style:style style:name="T66" style:family="text">
      <style:text-properties fo:font-size="12pt" style:font-size-asian="12pt"/>
    </style:style>
    <style:style style:name="T67" style:family="text">
      <style:text-properties fo:font-size="12pt" fo:font-weight="bold" style:font-size-asian="12pt" style:font-weight-asian="bold" style:font-name-complex="Calibri2" style:font-size-complex="12pt"/>
    </style:style>
    <style:style style:name="T68" style:family="text">
      <style:text-properties fo:color="#323e4f" loext:opacity="100%" fo:font-size="12pt" style:font-size-asian="12pt" style:font-size-complex="12pt"/>
    </style:style>
    <style:style style:name="T69" style:family="text">
      <style:text-properties fo:font-style="italic" style:font-style-asian="italic"/>
    </style:style>
    <style:style style:name="T70" style:family="text">
      <style:text-properties fo:font-style="italic" fo:font-weight="bold" style:font-style-asian="italic" style:font-weight-asian="bold"/>
    </style:style>
    <style:style style:name="T71" style:family="text">
      <style:text-properties fo:font-weight="bold" style:font-weight-asian="bold"/>
    </style:style>
    <style:style style:name="T72" style:family="text">
      <style:text-properties fo:font-weight="bold" style:font-weight-asian="bold" style:font-name-complex="Calibri2"/>
    </style:style>
    <style:style style:name="T73" style:family="text">
      <style:text-properties fo:font-weight="bold" style:font-weight-asian="bold" style:font-name-complex="CMBX12"/>
    </style:style>
    <style:style style:name="T74" style:family="text">
      <style:text-properties fo:background-color="#c5e0b3" loext:char-shading-value="0"/>
    </style:style>
    <style:style style:name="T75" style:family="text">
      <style:text-properties fo:color="#2e74b5" loext:opacity="100%" style:font-name="Calibri" fo:font-weight="bold" style:font-weight-asian="bold" style:font-name-complex="Calibri2"/>
    </style:style>
    <style:style style:name="T76" style:family="text">
      <style:text-properties fo:color="#2e74b5" loext:opacity="100%" style:font-name="Calibri" style:font-name-complex="Calibri2"/>
    </style:style>
    <style:style style:name="T77" style:family="text">
      <style:text-properties fo:color="#2e74b5" loext:opacity="100%" style:font-name="Wingdings" fo:font-weight="bold" style:font-name-asian="Wingdings2" style:font-weight-asian="bold" style:font-name-complex="Wingdings2"/>
    </style:style>
    <style:style style:name="T78" style:family="text">
      <style:text-properties fo:color="#002060" loext:opacity="100%" style:font-name="Calibri" fo:font-weight="bold" style:font-weight-asian="bold" style:font-name-complex="Calibri2"/>
    </style:style>
    <style:style style:name="T79" style:family="text">
      <style:text-properties fo:color="#002060" loext:opacity="100%" style:font-name="Wingdings" fo:font-weight="bold" style:font-name-asian="Wingdings2" style:font-weight-asian="bold" style:font-name-complex="Wingdings2"/>
    </style:style>
    <style:style style:name="T80" style:family="text">
      <style:text-properties style:font-name-complex="Calibri2"/>
    </style:style>
    <style:style style:name="T81" style:family="text">
      <style:text-properties style:font-name-complex="CMBX12"/>
    </style:style>
    <style:style style:name="T82" style:family="text">
      <style:text-properties style:text-underline-style="solid" style:text-underline-width="auto" style:text-underline-color="font-color"/>
    </style:style>
    <style:style style:name="T83" style:family="text">
      <style:text-properties style:text-underline-style="solid" style:text-underline-width="auto" style:text-underline-color="font-color" fo:font-weight="bold" style:font-weight-asian="bold" style:font-name-complex="Calibri2"/>
    </style:style>
    <style:style style:name="T84" style:family="text">
      <style:text-properties style:font-name="Calibri1"/>
    </style:style>
    <style:style style:name="T85" style:family="text">
      <style:text-properties style:font-name="Calibri1" officeooo:rsid="001a79e5"/>
    </style:style>
    <style:style style:name="T86" style:family="text">
      <style:text-properties officeooo:rsid="001a79e5"/>
    </style:style>
    <style:style style:name="T87" style:family="text">
      <style:text-properties officeooo:rsid="001bdfb2"/>
    </style:style>
    <style:style style:name="T88" style:family="text">
      <style:text-properties officeooo:rsid="001c1820"/>
    </style:style>
    <style:style style:name="T89" style:family="text">
      <style:text-properties officeooo:rsid="001c5b90"/>
    </style:style>
    <style:style style:name="T90" style:family="text">
      <style:text-properties officeooo:rsid="001e2ffe"/>
    </style:style>
    <style:style style:name="T91" style:family="text">
      <style:text-properties officeooo:rsid="001e5e31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ge" draw:opacity="0%" fo:padding="0cm" fo:border="none"/>
    </style:style>
    <style:style style:name="Sect1" style:family="section">
      <style:section-properties style:editable="false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521cm" fo:min-width="6.847cm" fo:padding-top="0.127cm" fo:padding-bottom="0.127cm" fo:padding-left="0.254cm" fo:padding-right="0.254cm" fo:wrap-option="wrap" fo:margin-left="0.318cm" fo:margin-right="0.383cm" fo:margin-top="0.127cm" fo:margin-bottom="0.146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 loext:rel-width-rel="paragraph"/>
    </style:style>
    <style:style style:name="gr2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1.917cm" fo:min-width="7.616cm" fo:padding-top="0.127cm" fo:padding-bottom="0.127cm" fo:padding-left="0.254cm" fo:padding-right="0.254cm" fo:wrap-option="wrap" fo:margin-left="0.318cm" fo:margin-right="0.383cm" fo:margin-top="0.127cm" fo:margin-bottom="0.168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2.118cm" fo:min-width="6.847cm" fo:padding-top="0.127cm" fo:padding-bottom="0.127cm" fo:padding-left="0.254cm" fo:padding-right="0.254cm" fo:wrap-option="wrap" fo:margin-left="0.318cm" fo:margin-right="0.383cm" fo:margin-top="0.127cm" fo:margin-bottom="0.178cm" style:run-through="foreground" style:wrap="parallel" style:number-wrapped-paragraphs="no-limit" style:wrap-contour="false" style:vertical-pos="from-top" style:vertical-rel="paragraph" style:horizontal-pos="from-left" style:horizontal-rel="page-content" draw:wrap-influence-on-position="once-concurrent" loext:allow-overlap="true" style:flow-with-text="false" loext:rel-width-rel="paragraph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.021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1">Ejercicio 1</text:span></text:p>
      <text:p text:style-name="P38"/>
      <text:p text:style-name="P45"><text:span text:style-name="T3">Consideramos la siguiente relación:  </text:span></text:p>
      <text:p text:style-name="P45"><text:span text:style-name="T1">ASISTE </text:span><text:span text:style-name="T3">(cod_ciclo, cod_estudiante, nota_ciclo, nom_estudiante, dir_estudiante)</text:span></text:p>
      <text:list xml:id="list2694683065" text:style-name="WWNum1">
        <text:list-item>
          <text:p text:style-name="P47"><text:span text:style-name="T3">Un estudiante tiene una nota final en cada ciclo.</text:span></text:p>
        </text:list-item>
        <text:list-item>
          <text:p text:style-name="P46"><text:span text:style-name="T3">Un estudiante puede matricularse en varios ciclos</text:span></text:p>
        </text:list-item>
      </text:list>
      <text:p text:style-name="P39"/>
      <text:list xml:id="list1391738842" text:style-name="WWNum16">
        <text:list-item>
          <text:p text:style-name="P48"><text:span text:style-name="T19">Analizar los atributos y </text:span><text:span text:style-name="T20">elegir una PK si no viene marcado</text:span><text:span text:style-name="T19">. </text:span></text:p>
        </text:list-item>
      </text:list>
      <text:p text:style-name="P49"><text:span text:style-name="T3"><text:s text:c="14"/></text:span><text:span text:style-name="T23">PK: cod_ciclo, cod_estudiante</text:span></text:p>
      <text:p text:style-name="P43"/>
      <text:list xml:id="list210717531789403" text:continue-numbering="true" text:style-name="WWNum16">
        <text:list-item>
          <text:p text:style-name="P48"><text:span text:style-name="T20">1 FN </text:span><text:span text:style-name="T22"></text:span><text:span text:style-name="T20"> <text:s/>“Que NO HAYA ATRIBUTOS MULTIVALOR (ó grupos REPETITIVOS)</text:span><text:span text:style-name="T19">” </text:span></text:p>
        </text:list-item>
      </text:list>
      <text:p text:style-name="P50"><text:span text:style-name="T27">No los hay </text:span><text:span text:style-name="T30"></text:span><text:span text:style-name="T27"> Está en 1FN</text:span></text:p>
      <text:p text:style-name="P41"/>
      <text:list xml:id="list210718571326477" text:continue-numbering="true" text:style-name="WWNum16">
        <text:list-item>
          <text:p text:style-name="P48"><text:span text:style-name="T20">2ª FN </text:span><text:span text:style-name="T22"></text:span><text:span text:style-name="T20"> Cuando está en 1ª FN y todos los atributos secundarios dependen de la clave</text:span></text:p>
        </text:list-item>
      </text:list>
      <text:list xml:id="list360900708" text:style-name="WWNum17">
        <text:list-item>
          <text:p text:style-name="P67"><text:span text:style-name="T42">¿Se estudian las dependencias? Sí, porque la PK es compuesta. </text:span></text:p>
        </text:list-item>
      </text:list>
      <text:p text:style-name="P49"><text:span text:style-name="T3"><text:tab/></text:span></text:p>
      <text:p text:style-name="P51"><text:span text:style-name="T3">(cod_ciclo, cod_estudiante) </text:span><text:span text:style-name="T11"></text:span><text:span text:style-name="T3"> nota_ciclo <text:s text:c="3"/></text:span></text:p>
      <text:p text:style-name="P52"><text:span text:style-name="T3"><text:tab/>(cod_estudiante) </text:span><text:span text:style-name="T11"></text:span><text:span text:style-name="T3"> nom_estudiante, dir_estudiante</text:span></text:p>
      <text:p text:style-name="P39"/>
      <text:list xml:id="list210718312071999" text:continue-numbering="true" text:style-name="WWNum17">
        <text:list-item>
          <text:p text:style-name="P67"><text:span text:style-name="T42">Las dependencias dan lugar a 2 proyecciones</text:span><text:span text:style-name="T3">:</text:span></text:p>
        </text:list-item>
      </text:list>
      <text:p text:style-name="P49"><text:span text:style-name="T3"><text:tab/></text:span></text:p>
      <text:p text:style-name="P53"><text:span text:style-name="T3">R1(</text:span><text:span text:style-name="T48">cod_estudiante, nombre_estudiante, dir_estudiante)</text:span></text:p>
      <text:p text:style-name="P52"><text:span text:style-name="T48"><text:tab/><text:tab/>Pk: cod_estudiante</text:span></text:p>
      <text:p text:style-name="P68"/>
      <text:p text:style-name="P52"><text:span text:style-name="T48"><text:tab/>R2 (cod_ciclo, cod_estudiante, nota_ciclo)</text:span></text:p>
      <text:p text:style-name="P52"><text:span text:style-name="T48"><text:tab/><text:tab/>PK: cod_ciclo, cod_estudiante)</text:span></text:p>
      <text:p text:style-name="P52"><text:span text:style-name="T48"><text:tab/><text:tab/>FK: cod_estudiante </text:span><text:span text:style-name="T49"></text:span><text:span text:style-name="T48"> R1</text:span></text:p>
      <text:p text:style-name="P68"/>
      <text:list xml:id="list210718300262535" text:continue-list="list210718571326477" text:style-name="WWNum16">
        <text:list-item>
          <text:p text:style-name="P48"><text:span text:style-name="T20"><text:s/>3ª FN </text:span><text:span text:style-name="T22"></text:span><text:span text:style-name="T20"> <text:s/>Cuando está en 2ª y no hay dependencias entre secundarios</text:span><text:span text:style-name="T3">.</text:span></text:p>
        </text:list-item>
      </text:list>
      <text:p text:style-name="P70"/>
      <text:p text:style-name="P50"><text:span text:style-name="T42">Como la tabla original, se dividió en dos proyecciones, debemos normalizar hasta 3ª FN las dos proyecciones. </text:span></text:p>
      <text:p text:style-name="P39"><draw:custom-shape text:anchor-type="char" style:rel-width="40%" draw:z-index="17" draw:name="Cuadro de texto 2" draw:style-name="gr1" draw:text-style-name="P132" svg:width="7.354cm" svg:height="2.774cm" svg:x="10.881cm" svg:y="0.021cm"><text:p text:style-name="No_20_Spacing">Normalización R1:</text:p><text:p text:style-name="No_20_Spacing">1ª FN <text:span text:style-name="T50"></text:span> Está. </text:p><text:p text:style-name="No_20_Spacing">2ª FN <text:span text:style-name="T50"></text:span> No se estudia (clave simple). Está.</text:p><text:p text:style-name="No_20_Spacing">3ª FN <text:span text:style-name="T50"></text:span> Está. No hay dependencias entre secundarios. <text:s/></text:p><text:p text:style-name="No_20_Spacing"/><text:p text:style-name="No_20_Spacing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4"><text:span text:style-name="T3">R1(</text:span><text:span text:style-name="T48">cod_estudiante, nombre_estudiante, dir_estudiante)</text:span></text:p>
      <text:p text:style-name="P52"><text:span text:style-name="T48">Pk: cod_estudiante</text:span></text:p>
      <text:p text:style-name="P68"/>
      <text:p text:style-name="P52"><text:span text:style-name="T48"><text:tab/></text:span></text:p>
      <text:p text:style-name="P55"><draw:custom-shape text:anchor-type="char" style:rel-width="40%" draw:z-index="18" draw:name="Cuadro de texto 2" draw:style-name="gr3" draw:text-style-name="P132" svg:width="7.354cm" svg:height="2.371cm" svg:x="9.633cm" svg:y="0.005cm"><text:p text:style-name="No_20_Spacing">Normalización R2:</text:p><text:p text:style-name="No_20_Spacing">1ª FN <text:span text:style-name="T50"></text:span> Está. </text:p><text:p text:style-name="No_20_Spacing">2ª FN <text:span text:style-name="T50"></text:span> Se estudia. Está.</text:p><text:p text:style-name="No_20_Spacing">3ª FN <text:span text:style-name="T50"></text:span> Está. Solo hay un secundario</text:p><text:p text:style-name="No_20_Spacing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48">R2 (cod_ciclo, cod_estudiante, nota_ciclo)</text:span></text:p>
      <text:p text:style-name="P52"><text:span text:style-name="T48">PK: cod_ciclo, cod_estudiante) </text:span></text:p>
      <text:p text:style-name="P52"><text:span text:style-name="T48">FK: cod_estudiante </text:span><text:span text:style-name="T49"></text:span><text:span text:style-name="T48"> R1</text:span></text:p>
      <text:p text:style-name="P39"/>
      <text:p text:style-name="P39"/>
      <text:list xml:id="list210718487327851" text:continue-numbering="true" text:style-name="WWNum16">
        <text:list-item>
          <text:p text:style-name="P48"><text:span text:style-name="T20">Resultado de la Normalización:</text:span></text:p>
        </text:list-item>
      </text:list>
      <text:p text:style-name="P50"><text:span text:style-name="T42">El resultado de la normalización serían las proyecciones R1 y R2, que podríamos llamarlas ESTUDIANTES Y EXPEDIENTES</text:span><text:span text:style-name="T3">:</text:span></text:p>
      <text:p text:style-name="P41"/>
      <text:p text:style-name="P56"><text:span text:style-name="T48">ESTUDIANTES (cod_estudiante, nombre_estudiante, dir_estudiante)</text:span></text:p>
      <text:p text:style-name="P53"><text:span text:style-name="T48">Pk: cod_estudiante</text:span></text:p>
      <text:p text:style-name="P69"/>
      <text:p text:style-name="P56"><text:span text:style-name="T48">EXPEDIENTES (cod_ciclo, cod_estudiante, nota_ciclo)</text:span></text:p>
      <text:p text:style-name="P53"><text:span text:style-name="T48">PK: cod_ciclo, cod_estudiante) </text:span></text:p>
      <text:p text:style-name="P53"><text:span text:style-name="T48">FK: cod_estudiante </text:span><text:span text:style-name="T49"></text:span><text:span text:style-name="T48"> R1</text:span></text:p>
      <text:p text:style-name="P41"/>
      <text:p text:style-name="P41"/>
      <text:p text:style-name="P39"/>
      <text:p text:style-name="P65"><text:span text:style-name="T1">Ejercicio 2</text:span></text:p>
      <text:p text:style-name="P45"><text:span text:style-name="T3">Consideramos la siguiente relación: </text:span></text:p>
      <text:p text:style-name="P45"><text:span text:style-name="T1">CONTRIBUYENTE</text:span><text:span text:style-name="T3"> (NIF, nombre, apellidos, direccion, telefono, tipo, descuento)</text:span></text:p>
      <text:list xml:id="list2046389209" text:style-name="WWNum3">
        <text:list-item>
          <text:p text:style-name="P74"><text:span text:style-name="T3">Tipo: Es el tipo de contribuyente, en función del tipo se le aplica uno de los posibles descuentos.</text:span></text:p>
        </text:list-item>
        <text:list-item>
          <text:p text:style-name="P73"><text:span text:style-name="T3">Una persona puede tener varios teléfonos. </text:span></text:p>
        </text:list-item>
      </text:list>
      <text:p text:style-name="P39"/>
      <text:list xml:id="list1968433686" text:style-name="WWNum18">
        <text:list-item>
          <text:p text:style-name="P77"><text:span text:style-name="T20">Analizar los atributos y elegir una PK si no viene marcada. </text:span></text:p>
        </text:list-item>
      </text:list>
      <text:p text:style-name="P50"><text:span text:style-name="T23">PK: NIF</text:span><text:span text:style-name="T3">. </text:span></text:p>
      <text:p text:style-name="P41"/>
      <text:p text:style-name="P50"><text:span text:style-name="T3">Nota: una práctica habitual consiste en elaborar una tabla con los posibles valores que tendría la tabla CONTRIBUYENTES atendiendo a los requisitos facilitados. </text:span></text:p>
      <text:p text:style-name="P3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111"><text:span text:style-name="T14">NIF</text:span></text:p>
          </table:table-cell>
          <table:table-cell table:style-name="Tabla1.A1" office:value-type="string">
            <text:p text:style-name="P111"><text:span text:style-name="T14">NOMBRE</text:span></text:p>
          </table:table-cell>
          <table:table-cell table:style-name="Tabla1.A1" office:value-type="string">
            <text:p text:style-name="P111"><text:span text:style-name="T14">APELLIDOS</text:span></text:p>
          </table:table-cell>
          <table:table-cell table:style-name="Tabla1.A1" office:value-type="string">
            <text:p text:style-name="P111"><text:span text:style-name="T14">DIR</text:span></text:p>
          </table:table-cell>
          <table:table-cell table:style-name="Tabla1.A1" office:value-type="string">
            <text:p text:style-name="P111"><text:span text:style-name="T14">TLFNOS</text:span></text:p>
          </table:table-cell>
          <table:table-cell table:style-name="Tabla1.A1" office:value-type="string">
            <text:p text:style-name="P111"><text:span text:style-name="T14">TIPO </text:span></text:p>
          </table:table-cell>
          <table:table-cell table:style-name="Tabla1.A1" office:value-type="string">
            <text:p text:style-name="P111"><text:span text:style-name="T14">DTO</text:span></text:p>
          </table:table-cell>
        </table:table-row>
        <table:table-row table:style-name="Tabla1.2">
          <table:table-cell table:style-name="Tabla1.A1" office:value-type="string">
            <text:p text:style-name="P112"><text:span text:style-name="T14">0000001B</text:span></text:p>
          </table:table-cell>
          <table:table-cell table:style-name="Tabla1.A1" office:value-type="string">
            <text:p text:style-name="P112"><text:span text:style-name="T14">LIDIA</text:span></text:p>
          </table:table-cell>
          <table:table-cell table:style-name="Tabla1.A1" office:value-type="string">
            <text:p text:style-name="P112"><text:span text:style-name="T14">AMOR PINTADO</text:span></text:p>
          </table:table-cell>
          <table:table-cell table:style-name="Tabla1.A1" office:value-type="string">
            <text:p text:style-name="P112"><text:span text:style-name="T14">“c/…..”</text:span></text:p>
          </table:table-cell>
          <table:table-cell table:style-name="Tabla1.A1" office:value-type="string">
            <text:p text:style-name="P114">666666666, 655555555</text:p>
          </table:table-cell>
          <table:table-cell table:style-name="Tabla1.A1" office:value-type="string">
            <text:p text:style-name="P112"><text:span text:style-name="T14">C</text:span></text:p>
          </table:table-cell>
          <table:table-cell table:style-name="Tabla1.A1" office:value-type="string">
            <text:p text:style-name="P112"><text:span text:style-name="T14">10%</text:span></text:p>
          </table:table-cell>
        </table:table-row>
        <table:table-row table:style-name="Tabla1.2">
          <table:table-cell table:style-name="Tabla1.A1" office:value-type="string">
            <text:p text:style-name="P112"><text:span text:style-name="T14">0222222C</text:span></text:p>
          </table:table-cell>
          <table:table-cell table:style-name="Tabla1.A1" office:value-type="string">
            <text:p text:style-name="P114">JOSE</text:p>
          </table:table-cell>
          <table:table-cell table:style-name="Tabla1.A1" office:value-type="string">
            <text:p text:style-name="P112"><text:span text:style-name="T14">CANADAS LOPEZ</text:span></text:p>
          </table:table-cell>
          <table:table-cell table:style-name="Tabla1.A1" office:value-type="string">
            <text:p text:style-name="P112"><text:span text:style-name="T14">“c/…..”</text:span></text:p>
          </table:table-cell>
          <table:table-cell table:style-name="Tabla1.A1" office:value-type="string">
            <text:p text:style-name="P112"><text:span text:style-name="T14">333223333,925444444, 667666666</text:span></text:p>
          </table:table-cell>
          <table:table-cell table:style-name="Tabla1.A1" office:value-type="string">
            <text:p text:style-name="P112"><text:span text:style-name="T14">C</text:span></text:p>
          </table:table-cell>
          <table:table-cell table:style-name="Tabla1.A1" office:value-type="string">
            <text:p text:style-name="P112"><text:span text:style-name="T14">10%</text:span></text:p>
          </table:table-cell>
        </table:table-row>
        <table:table-row table:style-name="Tabla1.2">
          <table:table-cell table:style-name="Tabla1.A1" office:value-type="string">
            <text:p text:style-name="P116">0004544T</text:p>
          </table:table-cell>
          <table:table-cell table:style-name="Tabla1.A1" office:value-type="string">
            <text:p text:style-name="P116">ROMÁN</text:p>
          </table:table-cell>
          <table:table-cell table:style-name="Tabla1.A1" office:value-type="string">
            <text:p text:style-name="P116">LOPEZ GARCIA</text:p>
          </table:table-cell>
          <table:table-cell table:style-name="Tabla1.A1" office:value-type="string">
            <text:p text:style-name="P116">“c/…..”</text:p>
          </table:table-cell>
          <table:table-cell table:style-name="Tabla1.A1" office:value-type="string">
            <text:p text:style-name="P116">567876555</text:p>
          </table:table-cell>
          <table:table-cell table:style-name="Tabla1.A1" office:value-type="string">
            <text:p text:style-name="P116">V</text:p>
          </table:table-cell>
          <table:table-cell table:style-name="Tabla1.A1" office:value-type="string">
            <text:p text:style-name="P116">30%</text:p>
          </table:table-cell>
        </table:table-row>
        <table:table-row table:style-name="Tabla1.2">
          <table:table-cell table:style-name="Tabla1.A1" office:value-type="string">
            <text:p text:style-name="P112"><text:span text:style-name="T14">0004444B</text:span></text:p>
          </table:table-cell>
          <table:table-cell table:style-name="Tabla1.A1" office:value-type="string">
            <text:p text:style-name="P112"><text:span text:style-name="T14">ALFONSO</text:span></text:p>
          </table:table-cell>
          <table:table-cell table:style-name="Tabla1.A1" office:value-type="string">
            <text:p text:style-name="P112"><text:span text:style-name="T14">AMOR</text:span></text:p>
          </table:table-cell>
          <table:table-cell table:style-name="Tabla1.A1" office:value-type="string">
            <text:p text:style-name="P112"><text:span text:style-name="T14">“c/…..”</text:span></text:p>
          </table:table-cell>
          <table:table-cell table:style-name="Tabla1.A1" office:value-type="string">
            <text:p text:style-name="P114">777770000,444555555</text:p>
          </table:table-cell>
          <table:table-cell table:style-name="Tabla1.A1" office:value-type="string">
            <text:p text:style-name="P112"><text:span text:style-name="T14">S</text:span></text:p>
          </table:table-cell>
          <table:table-cell table:style-name="Tabla1.A1" office:value-type="string">
            <text:p text:style-name="P112"><text:span text:style-name="T14">10%</text:span></text:p>
          </table:table-cell>
        </table:table-row>
      </table:table>
      <text:p text:style-name="P44"/>
      <text:list xml:id="list210718348528145" text:continue-numbering="true" text:style-name="WWNum18">
        <text:list-item>
          <text:p text:style-name="P77"><text:soft-page-break/><text:span text:style-name="T20">1 FN </text:span><text:span text:style-name="T22"></text:span><text:span text:style-name="T20"> <text:s/>“Que NO HAYA ATRIBUTOS MULTIVALOR (ó grupos REPETITIVOS)” </text:span></text:p>
        </text:list-item>
      </text:list>
      <text:p text:style-name="P50"><text:span text:style-name="T3">Sí lo hay </text:span><text:span text:style-name="T11"></text:span><text:span text:style-name="T3"> telefonos.</text:span></text:p>
      <text:list xml:id="list210719123676473" text:continue-list="list2046389209" text:style-name="WWNum3">
        <text:list-item>
          <text:list>
            <text:list-item>
              <text:list>
                <text:list-item>
                  <text:p text:style-name="P76"><text:span text:style-name="T3">Se mantienen PK, atributos que no multivalor.</text:span></text:p>
                </text:list-item>
                <text:list-item>
                  <text:p text:style-name="P75"><text:span text:style-name="T3">Se crea una tabla con la PK y el atributo multivalor. La PK será a su vez FK a la tabla original. </text:span></text:p>
                </text:list-item>
              </text:list>
            </text:list-item>
          </text:list>
        </text:list-item>
      </text:list>
      <text:p text:style-name="P13"/>
      <text:p text:style-name="P19"><text:span text:style-name="T35">R1(NIF, Nombre, ape1, ape2, calle, num. Cp, poblacion, provincia, tipo, dto)</text:span></text:p>
      <text:p text:style-name="P19"><text:span text:style-name="T35"><text:tab/>PK: NIF</text:span></text:p>
      <text:p text:style-name="P13"/>
      <text:p text:style-name="P19"><text:span text:style-name="T35">R2(NIF, telefono)</text:span></text:p>
      <text:p text:style-name="P19"><text:span text:style-name="T35"><text:tab/>PK: NIF, telefono</text:span></text:p>
      <text:p text:style-name="P19"><text:span text:style-name="T35"><text:tab/>FK: NIF </text:span><text:span text:style-name="T30"></text:span><text:span text:style-name="T35"> R1</text:span></text:p>
      <text:p text:style-name="P117"/>
      <text:list xml:id="list210719142891364" text:continue-list="list210718348528145" text:style-name="WWNum18">
        <text:list-item>
          <text:p text:style-name="P77"><text:span text:style-name="T3">2</text:span><text:span text:style-name="T20">ª FN </text:span><text:span text:style-name="T22"></text:span><text:span text:style-name="T20"> Cuando está en 1ª FN y todos los atributos secundarios dependen de la clave</text:span></text:p>
        </text:list-item>
      </text:list>
      <text:list xml:id="list210718568162626" text:continue-list="list210718312071999" text:style-name="WWNum17">
        <text:list-item>
          <text:p text:style-name="P67"><text:span text:style-name="T42">Como tenemos dos proyecciones, tendremos que estudiar la 2ª FN de ambas:</text:span></text:p>
        </text:list-item>
      </text:list>
      <text:p text:style-name="P14"/>
      <text:list xml:id="list875433561" text:style-name="WWNum20">
        <text:list-item>
          <text:p text:style-name="P20"><text:span text:style-name="T35">R1(NIF, Nombre, ape1, ape2, calle, num. Cp, poblacion, provincia, tipo, dto)</text:span></text:p>
        </text:list-item>
      </text:list>
      <text:p text:style-name="P57"><text:span text:style-name="T35"><text:tab/> <text:s text:c="4"/></text:span><text:span text:style-name="T27">PK: NIF</text:span></text:p>
      <text:p text:style-name="P71"/>
      <text:p text:style-name="P57"><text:span text:style-name="T42"><text:s text:c="13"/>¿Se estudian las dependencias? No, porque la PK es es simple. Está. </text:span></text:p>
      <text:p text:style-name="P71"/>
      <text:list xml:id="list210718883601734" text:continue-numbering="true" text:style-name="WWNum20">
        <text:list-item>
          <text:p text:style-name="P20"><text:span text:style-name="T35">R2(NIF, telefono) <text:s text:c="3"/><text:tab/></text:span></text:p>
        </text:list-item>
      </text:list>
      <text:p text:style-name="P22"><text:span text:style-name="T35">PK: NIF, telefono</text:span></text:p>
      <text:p text:style-name="P23"><text:span text:style-name="T35"><text:s text:c="7"/>FK: NIF </text:span><text:span text:style-name="T30"></text:span><text:span text:style-name="T35"> R1</text:span></text:p>
      <text:p text:style-name="P13"/>
      <text:p text:style-name="P53"><text:span text:style-name="T42">¿Se estudian las dependencias? Sí, PK compuesta. Está en 2ª FN porque no tiene atributos secundarios. </text:span></text:p>
      <text:p text:style-name="P49"><text:span text:style-name="T42"><text:s/></text:span></text:p>
      <text:list xml:id="list210718996599563" text:continue-list="list210719142891364" text:style-name="WWNum18">
        <text:list-item>
          <text:p text:style-name="P77"><text:span text:style-name="T20">3ª FN </text:span><text:span text:style-name="T22"></text:span><text:span text:style-name="T20"> <text:s/>Cuando está en 2ª y no hay dependencias entre secundarios.</text:span></text:p>
        </text:list-item>
      </text:list>
      <text:p text:style-name="P70"/>
      <text:p text:style-name="P50"><text:span text:style-name="T42">Analizamos la 3ª FN para las dos proyecciones:</text:span></text:p>
      <text:p text:style-name="P70"/>
      <text:list xml:id="list210718187591650" text:continue-list="list210718883601734" text:style-name="WWNum20">
        <text:list-item>
          <text:p text:style-name="P21"><text:span text:style-name="T35">R1(NIF, Nombre, ape1, ape2, calle, num. Cp, poblacion, provincia, tipo, dto)</text:span></text:p>
        </text:list-item>
      </text:list>
      <text:p text:style-name="P58"><text:span text:style-name="T35"><text:tab/> <text:s text:c="10"/>PK: NIF</text:span></text:p>
      <text:p text:style-name="P52"><text:span text:style-name="T56">Realizamos el estudio de las dependencias entre secundarios:</text:span></text:p>
      <text:p text:style-name="P54"><text:span text:style-name="T56"><text:tab/></text:span></text:p>
      <text:p text:style-name="P51"><text:span text:style-name="T14">CP </text:span><text:span text:style-name="T11"></text:span><text:span text:style-name="T14"> población, provincia</text:span></text:p>
      <text:p text:style-name="P118"><text:span text:style-name="T14">tipo </text:span><text:span text:style-name="T11"></text:span><text:span text:style-name="T14"> dto</text:span></text:p>
      <text:list xml:id="list210717834372026" text:continue-numbering="true" text:style-name="WWNum20">
        <text:list-item>
          <text:p text:style-name="P79"><text:span text:style-name="T42">Cada dependencia da a una tabla donde la PK, es el atributo de la izqda (determinante). </text:span></text:p>
        </text:list-item>
        <text:list-item>
          <text:p text:style-name="P78"><text:span text:style-name="T42">En la tabla original, se mantienen los determinantes dando lugar a FK para relacionar las tablas y se eliminan las dependencias.<text:tab/><text:tab/></text:span></text:p>
        </text:list-item>
      </text:list>
      <text:p text:style-name="P23"><text:soft-page-break/><text:span text:style-name="T57">R11(CP, poblacion, provincia)</text:span></text:p>
      <text:p text:style-name="P24"><text:span text:style-name="T57">PK: CP</text:span></text:p>
      <text:p text:style-name="P23"><text:span text:style-name="T57">R12(tipo, dto)</text:span></text:p>
      <text:p text:style-name="P23"><text:span text:style-name="T57"><text:tab/>PK: tipo</text:span></text:p>
      <text:p text:style-name="P23"><text:span text:style-name="T57">R13(NIF, Nombre, ape1, ape2, calle, num, CP, TIPO) <text:s text:c="2"/></text:span></text:p>
      <text:p text:style-name="P25"><text:span text:style-name="T57">PK: NIF</text:span></text:p>
      <text:p text:style-name="P25"><text:span text:style-name="T57">FK: CP </text:span><text:span text:style-name="T58"></text:span><text:span text:style-name="T57"> R11</text:span></text:p>
      <text:p text:style-name="P25"><text:span text:style-name="T57">TIPO </text:span><text:span text:style-name="T58"></text:span><text:span text:style-name="T57"> R11</text:span></text:p>
      <text:p text:style-name="P117"/>
      <text:list xml:id="list3778066977" text:style-name="WWNum22">
        <text:list-item>
          <text:p text:style-name="P26"><text:span text:style-name="T35">R2(NIF, telefono) <text:s text:c="3"/><text:tab/></text:span></text:p>
        </text:list-item>
      </text:list>
      <text:p text:style-name="P27"><text:span text:style-name="T35">PK: NIF, telefono</text:span></text:p>
      <text:p text:style-name="P27"><text:span text:style-name="T35">FK: NIF </text:span><text:span text:style-name="T30"></text:span><text:span text:style-name="T35"> R1</text:span></text:p>
      <text:p text:style-name="No_20_Spacing"><text:span text:style-name="T35"><text:tab/></text:span><text:span text:style-name="T60">En esta proyección no hay secundarios con lo cual no hay dependencias. </text:span></text:p>
      <text:p text:style-name="P28"/>
      <text:list xml:id="list210717713190379" text:continue-list="list210718996599563" text:style-name="WWNum18">
        <text:list-item>
          <text:p text:style-name="P77"><text:span text:style-name="T20">Resultado de la Normalización:</text:span></text:p>
        </text:list-item>
      </text:list>
      <text:p text:style-name="P39"/>
      <text:section text:style-name="Sect1" text:name="TextSection">
        <text:p text:style-name="P19"><text:span text:style-name="T57">R11(CP, poblacion, provincia)</text:span></text:p>
        <text:p text:style-name="P27"><text:span text:style-name="T61"><text:s text:c="2"/>PK: CP</text:span></text:p>
        <text:p text:style-name="P19"><text:span text:style-name="T61"><text:s text:c="2"/></text:span></text:p>
        <text:p text:style-name="P19"><text:span text:style-name="T57">R13(NIF, Nombre, ape1, ape2, calle, num, CP, TIPO) <text:s text:c="2"/></text:span></text:p>
        <text:p text:style-name="P19"><text:span text:style-name="T61"><text:s text:c="2"/>PK: NIF</text:span></text:p>
        <text:p text:style-name="P19"><text:span text:style-name="T61"><text:s text:c="2"/>FK: CP </text:span><text:span text:style-name="T59"></text:span><text:span text:style-name="T61"> R11</text:span></text:p>
        <text:p text:style-name="P19"><text:span text:style-name="T61"><text:s text:c="2"/>TIPO </text:span><text:span text:style-name="T59"></text:span><text:span text:style-name="T61"> R11</text:span></text:p>
        <text:p text:style-name="P29"/>
        <text:p text:style-name="P27"><text:span text:style-name="T57">R12(tipo, dto)</text:span></text:p>
        <text:p text:style-name="P19"><text:span text:style-name="T61"><text:s text:c="2"/>PK: tipo</text:span></text:p>
        <text:p text:style-name="P39"/>
        <text:p text:style-name="P19"><text:span text:style-name="T35">R2(NIF, telefono) <text:s text:c="3"/><text:tab/></text:span></text:p>
        <text:p text:style-name="P27"><text:span text:style-name="T36"><text:s text:c="2"/>PK: NIF, telefono</text:span></text:p>
        <text:p text:style-name="P27"><text:span text:style-name="T36"><text:s text:c="2"/>FK: NIF </text:span><text:span text:style-name="T31"></text:span><text:span text:style-name="T36"> </text:span><text:span text:style-name="T37">R1 </text:span><text:span text:style-name="T36"><text:s text:c="2"/>R11</text:span><text:span text:style-name="T35"> <text:s text:c="15"/><text:tab/></text:span></text:p>
        <text:p text:style-name="P30"><text:span text:style-name="T24">(* La FK iría a la R11, no a la antigua R1.) </text:span></text:p>
      </text:section>
      <text:section text:style-name="Sect2" text:name="Sección1">
        <text:p text:style-name="P27"><text:span text:style-name="T35"><text:tab/><text:tab/><text:tab/><text:tab/></text:span></text:p>
        <text:list xml:id="list198818786" text:style-name="WWNum24">
          <text:list-item>
            <text:p text:style-name="P31"><text:span text:style-name="T14">Las tablas por la información que contienen podrían llamarse: </text:span><text:span text:style-name="T16">POBLACIONES, DESCUENTOS, CONTRIBUYENTES, TELEFONOS</text:span><text:span text:style-name="T14">. </text:span></text:p>
          </text:list-item>
        </text:list>
        <text:p text:style-name="P32"/>
        <text:list xml:id="list210718207144507" text:continue-numbering="true" text:style-name="WWNum24">
          <text:list-item>
            <text:p text:style-name="P31"><text:span text:style-name="T14">Las tablas definitivas ser</text:span></text:p>
          </text:list-item>
        </text:list>
        <text:p text:style-name="P27"><text:span text:style-name="T35"><text:tab/></text:span><text:span text:style-name="T25"><text:tab/><text:tab/><text:tab/></text:span></text:p>
        <text:p text:style-name="P23"><text:span text:style-name="T38">POBLACIONES (CP, poblacion, provincia)</text:span></text:p>
        <text:p text:style-name="P27"><text:span text:style-name="T40"><text:s/><text:tab/><text:tab/> PK: CP</text:span></text:p>
        <text:p text:style-name="P15"/>
        <text:p text:style-name="P23"><text:span text:style-name="T38">DESCUENTOS (tipo, dto)</text:span></text:p>
        <text:p text:style-name="P19"><text:span text:style-name="T40"><text:s/><text:tab/><text:tab/> PK: tipo</text:span></text:p>
        <text:p text:style-name="P16"/>
        <text:p text:style-name="P23"><text:span text:style-name="T38">CONTRIBUYENTES (NIF, Nombre, ape1, ape2, calle, num, CP, TIPO) <text:s text:c="2"/></text:span></text:p>
        <text:p text:style-name="P25"><text:span text:style-name="T40"><text:s text:c="2"/>PK: NIF</text:span></text:p>
        <text:p text:style-name="P25"><text:span text:style-name="T40"><text:s text:c="2"/>FK: CP </text:span><text:span text:style-name="T33"></text:span><text:span text:style-name="T40"> POBLACIONES</text:span></text:p>
        <text:p text:style-name="P25"><text:span text:style-name="T40"><text:s text:c="2"/>TIPO </text:span><text:span text:style-name="T33"></text:span><text:span text:style-name="T40"> DESCUENTOS</text:span></text:p>
        <text:p text:style-name="P17"/>
        <text:p text:style-name="P59"><text:span text:style-name="T27">TELEFONOS (NIF, telefono) <text:s/></text:span></text:p>
        <text:p text:style-name="P34"><text:span text:style-name="T40"><text:s text:c="2"/><text:tab/><text:tab/>PK: NIF, telefono</text:span></text:p>
        <text:p text:style-name="P60"><text:span text:style-name="T29"><text:s text:c="2"/><text:tab/><text:tab/>FK: NIF </text:span><text:span text:style-name="T31"></text:span><text:span text:style-name="T29"> CONTRIBUYENTES</text:span></text:p>
        <text:p text:style-name="P80"/>
        <text:p text:style-name="P81"/>
        <text:p text:style-name="P65"><text:soft-page-break/><text:span text:style-name="T1">Ejercicio 3</text:span></text:p>
        <text:p text:style-name="P45"><text:span text:style-name="T3">Consideramos la siguiente relación: </text:span></text:p>
        <text:p text:style-name="P45"><text:span text:style-name="T1">COMPRA </text:span><text:span text:style-name="T3">(cod_cliente, </text:span><text:span text:style-name="T5">cod_producto</text:span><text:span text:style-name="T3">, nom_cliente, nom_producto, fecha_compra, precio_compra)</text:span></text:p>
        <text:list xml:id="list2761260488" text:style-name="WWNum5">
          <text:list-item>
            <text:p text:style-name="P87"><text:span text:style-name="T3">Un producto puede ser comprado por varios clientes.</text:span></text:p>
          </text:list-item>
          <text:list-item>
            <text:p text:style-name="P87"><text:span text:style-name="T3">Un cliente puede comprar el producto varias veces. </text:span></text:p>
          </text:list-item>
          <text:list-item>
            <text:p text:style-name="P86"><text:span text:style-name="T3">El precio del producto puede cambiar dependiendo del día. </text:span></text:p>
          </text:list-item>
        </text:list>
        <text:p text:style-name="P39"/>
        <text:list xml:id="list1661597701" text:style-name="WWNum25">
          <text:list-item>
            <text:p text:style-name="P88"><text:span text:style-name="T20">Analizar los atributos y elegir una PK si no viene marcado. </text:span></text:p>
          </text:list-item>
        </text:list>
        <text:p text:style-name="P89"/>
        <text:p text:style-name="P58"><text:span text:style-name="T3">Inicialmente, nos dan el cod_producto. Realizamos una tabla basándonos en los requisitos:</text:span></text:p>
        <text:p text:style-name="P39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row table:style-name="Tabla2.1">
            <table:table-cell table:style-name="Tabla2.A1" office:value-type="string">
              <text:p text:style-name="P113"><text:span text:style-name="T14">COD_CLIENTE</text:span></text:p>
            </table:table-cell>
            <table:table-cell table:style-name="Tabla2.A1" office:value-type="string">
              <text:p text:style-name="P113"><text:span text:style-name="T14">COD_PROD</text:span></text:p>
            </table:table-cell>
            <table:table-cell table:style-name="Tabla2.A1" office:value-type="string">
              <text:p text:style-name="P113"><text:span text:style-name="T17">NOM_CLIENTE</text:span></text:p>
            </table:table-cell>
            <table:table-cell table:style-name="Tabla2.A1" office:value-type="string">
              <text:p text:style-name="P113"><text:span text:style-name="T17">NOM_PROD</text:span></text:p>
            </table:table-cell>
            <table:table-cell table:style-name="Tabla2.A1" office:value-type="string">
              <text:p text:style-name="P113"><text:span text:style-name="T14">FECHA_COMPRA</text:span></text:p>
            </table:table-cell>
            <table:table-cell table:style-name="Tabla2.A1" office:value-type="string">
              <text:p text:style-name="P113"><text:span text:style-name="T17">PRECIO</text:span></text:p>
            </table:table-cell>
          </table:table-row>
          <table:table-row table:style-name="Tabla2.1">
            <table:table-cell table:style-name="Tabla2.A1" office:value-type="string">
              <text:p text:style-name="P115">1A</text:p>
            </table:table-cell>
            <table:table-cell table:style-name="Tabla2.A1" office:value-type="string">
              <text:p text:style-name="P115">1000</text:p>
            </table:table-cell>
            <table:table-cell table:style-name="Tabla2.A1" office:value-type="string">
              <text:p text:style-name="P115">ANA</text:p>
            </table:table-cell>
            <table:table-cell table:style-name="Tabla2.A1" office:value-type="string">
              <text:p text:style-name="P115">LAPIZ</text:p>
            </table:table-cell>
            <table:table-cell table:style-name="Tabla2.A1" office:value-type="string">
              <text:p text:style-name="P115">22/10/2023</text:p>
            </table:table-cell>
            <table:table-cell table:style-name="Tabla2.A1" office:value-type="string">
              <text:p text:style-name="P115">0.20</text:p>
            </table:table-cell>
          </table:table-row>
          <table:table-row table:style-name="Tabla2.1">
            <table:table-cell table:style-name="Tabla2.A1" office:value-type="string">
              <text:p text:style-name="P115">1B</text:p>
            </table:table-cell>
            <table:table-cell table:style-name="Tabla2.A1" office:value-type="string">
              <text:p text:style-name="P115">1000</text:p>
            </table:table-cell>
            <table:table-cell table:style-name="Tabla2.A1" office:value-type="string">
              <text:p text:style-name="P115">JUAN</text:p>
            </table:table-cell>
            <table:table-cell table:style-name="Tabla2.A1" office:value-type="string">
              <text:p text:style-name="P115">LAPIZ</text:p>
            </table:table-cell>
            <table:table-cell table:style-name="Tabla2.A1" office:value-type="string">
              <text:p text:style-name="P115">22/10/2023</text:p>
            </table:table-cell>
            <table:table-cell table:style-name="Tabla2.A1" office:value-type="string">
              <text:p text:style-name="P115">0.20</text:p>
            </table:table-cell>
          </table:table-row>
          <table:table-row table:style-name="Tabla2.4">
            <table:table-cell table:style-name="Tabla2.A1" office:value-type="string">
              <text:p text:style-name="P115">1A</text:p>
            </table:table-cell>
            <table:table-cell table:style-name="Tabla2.A1" office:value-type="string">
              <text:p text:style-name="P115">1000</text:p>
            </table:table-cell>
            <table:table-cell table:style-name="Tabla2.A1" office:value-type="string">
              <text:p text:style-name="P115">ANA</text:p>
            </table:table-cell>
            <table:table-cell table:style-name="Tabla2.A1" office:value-type="string">
              <text:p text:style-name="P115">LAPIZ</text:p>
            </table:table-cell>
            <table:table-cell table:style-name="Tabla2.A1" office:value-type="string">
              <text:p text:style-name="P115">25/10/2023</text:p>
            </table:table-cell>
            <table:table-cell table:style-name="Tabla2.A1" office:value-type="string">
              <text:p text:style-name="P115">0.40</text:p>
            </table:table-cell>
          </table:table-row>
          <table:table-row table:style-name="Tabla2.1">
            <table:table-cell table:style-name="Tabla2.A1" office:value-type="string">
              <text:p text:style-name="P115">1C</text:p>
            </table:table-cell>
            <table:table-cell table:style-name="Tabla2.A1" office:value-type="string">
              <text:p text:style-name="P115">1000</text:p>
            </table:table-cell>
            <table:table-cell table:style-name="Tabla2.A1" office:value-type="string">
              <text:p text:style-name="P115">LUISA</text:p>
            </table:table-cell>
            <table:table-cell table:style-name="Tabla2.A1" office:value-type="string">
              <text:p text:style-name="P115">LAPIZ</text:p>
            </table:table-cell>
            <table:table-cell table:style-name="Tabla2.A1" office:value-type="string">
              <text:p text:style-name="P115">27/10/2023</text:p>
            </table:table-cell>
            <table:table-cell table:style-name="Tabla2.A1" office:value-type="string">
              <text:p text:style-name="P115">0,78</text:p>
            </table:table-cell>
          </table:table-row>
        </table:table>
        <text:p text:style-name="P39"/>
        <text:p text:style-name="P120">Consideramos la PK más adecuada para estos requisitos es la formada por: </text:p>
        <text:p text:style-name="P121"><text:span text:style-name="T26">(COD_CLIENTE, COD_PROD, FECHA_COMPRA) <text:s/></text:span></text:p>
        <text:p text:style-name="Standard"><text:tab/></text:p>
        <text:p text:style-name="P120">NOTA: para saber si una PK está bien elegida, nos preguntamos:</text:p>
        <text:list xml:id="list210717842737220" text:continue-list="list210719123676473" text:style-name="WWNum3">
          <text:list-item>
            <text:list>
              <text:list-item>
                <text:p text:style-name="P1">“<text:span text:style-name="T69">A un valor concreto de (COD_CLIENTE, COD_PROD, FECHA_COMPRA), ¿Cuántas filas obtengo en la tabla?”</text:span> <text:span text:style-name="T50"></text:span> <text:span text:style-name="T70">UNA. Si la respuesta no fuera UNA, estaría mal elegida. </text:span></text:p>
              </text:list-item>
            </text:list>
          </text:list-item>
        </text:list>
        <text:p text:style-name="P2"/>
        <text:list xml:id="list210718956349800" text:continue-numbering="true" text:style-name="WWNum3">
          <text:list-item>
            <text:list>
              <text:list-item>
                <text:p text:style-name="P1">Para un código de producto determinado, ¿cuántas filas obtengo en la tabla? Muchas, tantas como ventas haya de ese producto. </text:p>
              </text:list-item>
              <text:list-item>
                <text:p text:style-name="P1">¿Para cod_producto y un cliente? Muchas porque según requisitos un cliente puede comprar varias veces el mismo producto. </text:p>
              </text:list-item>
              <text:list-item>
                <text:p text:style-name="P1">¿Para cod_producto y una fecha? Muchas porque un producto se puede vender muchas veces en el mismo momento. </text:p>
              </text:list-item>
              <text:list-item>
                <text:p text:style-name="P1">Para un cliente y una fecha, ¿cuántas filas obtengo en la tabla? <text:s/><text:span text:style-name="T71">UNA</text:span>. Una compra se grabaría en el momento de realizarla. La fecha en ORACLE, si es guardada con la función SYSDATE contien el fomato YYYY-MM-DD HH:MM:SS que distingue al nivel de segundos, con lo cual la PK mínima para esta tabla sería: <text:span text:style-name="T26">(COD_CLIENTE, FECHA_COMPRA)</text:span></text:p>
              </text:list-item>
            </text:list>
          </text:list-item>
        </text:list>
        <text:p text:style-name="P3"/>
        <text:p text:style-name="Standard"/>
        <text:list xml:id="list210718293093528" text:continue-list="list1661597701" text:style-name="WWNum25">
          <text:list-item>
            <text:p text:style-name="P88"><text:soft-page-break/><text:span text:style-name="T20">1 FN </text:span><text:span text:style-name="T22"></text:span><text:span text:style-name="T20"> <text:s/>“Que NO HAYA ATRIBUTOS MULTIVALOR </text:span><text:span text:style-name="T21">NI GRUPOS REPETITIVOS</text:span><text:span text:style-name="T20">” </text:span></text:p>
          </text:list-item>
        </text:list>
        <text:p text:style-name="P61"><draw:frame draw:style-name="fr1" draw:name="Marco6" text:anchor-type="paragraph" svg:x="5.674cm" svg:y="0.228cm" svg:width="11.114cm" draw:z-index="27"><draw:text-box fo:min-height="0cm"><table:table table:name="Tabla3" table:style-name="Tabla3"><table:table-column table:style-name="Tabla3.A"/><table:table-column table:style-name="Tabla3.B"/><table:table-column table:style-name="Tabla3.C"/><table:table-column table:style-name="Tabla3.D"/><table:table-column table:style-name="Tabla3.E"/><table:table-column table:style-name="Tabla3.F"/><table:table-row table:style-name="Tabla3.1"><table:table-cell table:style-name="Tabla3.A1" office:value-type="string"><text:p text:style-name="P113"><text:span text:style-name="T14">COD_CLIENTE</text:span></text:p></table:table-cell><table:table-cell table:style-name="Tabla3.A1" office:value-type="string"><text:p text:style-name="P113"><text:span text:style-name="T14">COD_PROD</text:span></text:p></table:table-cell><table:table-cell table:style-name="Tabla3.A1" office:value-type="string"><text:p text:style-name="P113"><text:span text:style-name="T17">NOM_CLIENTE</text:span></text:p></table:table-cell><table:table-cell table:style-name="Tabla3.A1" office:value-type="string"><text:p text:style-name="P113"><text:span text:style-name="T17">NOM_PROD</text:span></text:p></table:table-cell><table:table-cell table:style-name="Tabla3.A1" office:value-type="string"><text:p text:style-name="P113"><text:span text:style-name="T14">FECHA_COMPRA</text:span></text:p></table:table-cell><table:table-cell table:style-name="Tabla3.A1" office:value-type="string"><text:p text:style-name="P113"><text:span text:style-name="T17">PRECIO</text:span></text:p></table:table-cell></table:table-row><table:table-row table:style-name="Tabla3.1"><table:table-cell table:style-name="Tabla3.A1" office:value-type="string"><text:p text:style-name="P115">4000</text:p></table:table-cell><table:table-cell table:style-name="Tabla3.B2" office:value-type="string"><text:p text:style-name="P115">1000</text:p></table:table-cell><table:table-cell table:style-name="Tabla3.A1" office:value-type="string"><text:p text:style-name="P115">ANA</text:p></table:table-cell><table:table-cell table:style-name="Tabla3.B2" office:value-type="string"><text:p text:style-name="P115">LAPIZ</text:p></table:table-cell><table:table-cell table:style-name="Tabla3.A1" office:value-type="string"><text:p text:style-name="P115">22/10/2023</text:p></table:table-cell><table:table-cell table:style-name="Tabla3.B2" office:value-type="string"><text:p text:style-name="P115">0<text:span text:style-name="T74">.</text:span>20</text:p></table:table-cell></table:table-row><table:table-row table:style-name="Tabla3.1"><table:table-cell table:style-name="Tabla3.A1" office:value-type="string"><text:p text:style-name="P115">4200</text:p></table:table-cell><table:table-cell table:style-name="Tabla3.B2" office:value-type="string"><text:p text:style-name="P115">1000</text:p></table:table-cell><table:table-cell table:style-name="Tabla3.A1" office:value-type="string"><text:p text:style-name="P115">JUAN</text:p></table:table-cell><table:table-cell table:style-name="Tabla3.B2" office:value-type="string"><text:p text:style-name="P115">LAPIZ</text:p></table:table-cell><table:table-cell table:style-name="Tabla3.A1" office:value-type="string"><text:p text:style-name="P115">22/10/2023</text:p></table:table-cell><table:table-cell table:style-name="Tabla3.B2" office:value-type="string"><text:p text:style-name="P115">0.<text:span text:style-name="T74">20</text:span></text:p></table:table-cell></table:table-row><table:table-row table:style-name="Tabla3.4"><table:table-cell table:style-name="Tabla3.A1" office:value-type="string"><text:p text:style-name="P115">4000</text:p></table:table-cell><table:table-cell table:style-name="Tabla3.B4" office:value-type="string"><text:p text:style-name="P115">1000</text:p></table:table-cell><table:table-cell table:style-name="Tabla3.A1" office:value-type="string"><text:p text:style-name="P115">ANA</text:p></table:table-cell><table:table-cell table:style-name="Tabla3.B4" office:value-type="string"><text:p text:style-name="P115">LAPIZ</text:p></table:table-cell><table:table-cell table:style-name="Tabla3.A1" office:value-type="string"><text:p text:style-name="P115">25/10/2023</text:p></table:table-cell><table:table-cell table:style-name="Tabla3.B4" office:value-type="string"><text:p text:style-name="P115">0.40</text:p></table:table-cell></table:table-row><table:table-row table:style-name="Tabla3.4"><table:table-cell table:style-name="Tabla3.A1" office:value-type="string"><text:p text:style-name="P115">4300</text:p></table:table-cell><table:table-cell table:style-name="Tabla3.B4" office:value-type="string"><text:p text:style-name="P115">1000</text:p></table:table-cell><table:table-cell table:style-name="Tabla3.A1" office:value-type="string"><text:p text:style-name="P115">MARISA</text:p></table:table-cell><table:table-cell table:style-name="Tabla3.B4" office:value-type="string"><text:p text:style-name="P115">LAPIZ</text:p></table:table-cell><table:table-cell table:style-name="Tabla3.A1" office:value-type="string"><text:p text:style-name="P115">25/10/2023</text:p></table:table-cell><table:table-cell table:style-name="Tabla3.B4" office:value-type="string"><text:p text:style-name="P115">0,40</text:p></table:table-cell></table:table-row><table:table-row table:style-name="Tabla3.1"><table:table-cell table:style-name="Tabla3.A1" office:value-type="string"><text:p text:style-name="P115">4400</text:p></table:table-cell><table:table-cell table:style-name="Tabla3.A1" office:value-type="string"><text:p text:style-name="P115">1000</text:p></table:table-cell><table:table-cell table:style-name="Tabla3.A1" office:value-type="string"><text:p text:style-name="P115">LUISA</text:p></table:table-cell><table:table-cell table:style-name="Tabla3.A1" office:value-type="string"><text:p text:style-name="P115">LAPIZ</text:p></table:table-cell><table:table-cell table:style-name="Tabla3.A1" office:value-type="string"><text:p text:style-name="P115">27/10/2023</text:p></table:table-cell><table:table-cell table:style-name="Tabla3.A1" office:value-type="string"><text:p text:style-name="P115">0,78</text:p></table:table-cell></table:table-row><table:table-row table:style-name="Tabla3.1"><table:table-cell table:style-name="Tabla3.A1" office:value-type="string"><text:p text:style-name="P115">4500</text:p></table:table-cell><table:table-cell table:style-name="Tabla3.B7" office:value-type="string"><text:p text:style-name="P115">1001</text:p></table:table-cell><table:table-cell table:style-name="Tabla3.A1" office:value-type="string"><text:p text:style-name="P115">GERMÁN</text:p></table:table-cell><table:table-cell table:style-name="Tabla3.B7" office:value-type="string"><text:p text:style-name="P115">BORRA</text:p></table:table-cell><table:table-cell table:style-name="Tabla3.A1" office:value-type="string"><text:p text:style-name="P115">28/10/2023</text:p></table:table-cell><table:table-cell table:style-name="Tabla3.B7" office:value-type="string"><text:p text:style-name="P115">0,10</text:p></table:table-cell></table:table-row><table:table-row table:style-name="Tabla3.1"><table:table-cell table:style-name="Tabla3.A1" office:value-type="string"><text:p text:style-name="P115">4600</text:p></table:table-cell><table:table-cell table:style-name="Tabla3.B7" office:value-type="string"><text:p text:style-name="P115">1001</text:p></table:table-cell><table:table-cell table:style-name="Tabla3.A1" office:value-type="string"><text:p text:style-name="P115">DAVID</text:p></table:table-cell><table:table-cell table:style-name="Tabla3.B7" office:value-type="string"><text:p text:style-name="P115">BORRA</text:p></table:table-cell><table:table-cell table:style-name="Tabla3.A1" office:value-type="string"><text:p text:style-name="P115">28/10/2023</text:p></table:table-cell><table:table-cell table:style-name="Tabla3.B7" office:value-type="string"><text:p text:style-name="P115">0,10</text:p></table:table-cell></table:table-row><table:table-row table:style-name="Tabla3.1"><table:table-cell table:style-name="Tabla3.A1" office:value-type="string"><text:p text:style-name="P115">4700</text:p></table:table-cell><table:table-cell table:style-name="Tabla3.A1" office:value-type="string"><text:p text:style-name="P115">1001</text:p></table:table-cell><table:table-cell table:style-name="Tabla3.A1" office:value-type="string"><text:p text:style-name="P115">DAVID</text:p></table:table-cell><table:table-cell table:style-name="Tabla3.A1" office:value-type="string"><text:p text:style-name="P115">BORRA</text:p></table:table-cell><table:table-cell table:style-name="Tabla3.A1" office:value-type="string"><text:p text:style-name="P115">29/10/2023</text:p></table:table-cell><table:table-cell table:style-name="Tabla3.A1" office:value-type="string"><text:p text:style-name="P115">0,15</text:p></table:table-cell></table:table-row></table:table></draw:text-box></draw:frame><text:span text:style-name="T27">No hay multivalor.</text:span></text:p>
        <text:p text:style-name="P61"><text:span text:style-name="T27">Está. <text:s/></text:span></text:p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p text:style-name="P82"/>
        <text:list xml:id="list210717996067636" text:continue-numbering="true" text:style-name="WWNum25">
          <text:list-item>
            <text:p text:style-name="P88"><text:span text:style-name="T20">2ª FN </text:span><text:span text:style-name="T22"></text:span><text:span text:style-name="T20"> Cuando está en 1ª FN y todos los atributos secundarios dependen de la clave</text:span></text:p>
          </text:list-item>
        </text:list>
        <text:list xml:id="list210718060970384" text:continue-list="list210718568162626" text:style-name="WWNum17">
          <text:list-item>
            <text:p text:style-name="P67"><text:span text:style-name="T42">¿Se estudian las dependencias? Sí, porque la PK es compuesta. </text:span></text:p>
          </text:list-item>
        </text:list>
        <text:p text:style-name="P82"/>
        <text:p text:style-name="P45"><text:span text:style-name="T1">COMPRA </text:span><text:span text:style-name="T6">(cod_cliente</text:span><text:span text:style-name="T3">, </text:span><text:span text:style-name="T1">cod_producto</text:span><text:span text:style-name="T3">, nom_cliente, nom_producto, </text:span><text:span text:style-name="T6">fecha_compra</text:span><text:span text:style-name="T3">, precio_compra)</text:span></text:p>
        <text:p text:style-name="P58"><text:span text:style-name="T2">(Cod_cliente, fecha_compra)</text:span><text:span text:style-name="T13"></text:span><text:span text:style-name="T2"> cod_producto, nom_producto, precio_compra</text:span></text:p>
        <text:p text:style-name="P58"><text:span text:style-name="T2">cod_cliente </text:span><text:span text:style-name="T13"></text:span><text:span text:style-name="T2"> nom_cliente</text:span></text:p>
        <text:p text:style-name="P82"/>
        <text:list xml:id="list210719629459204" text:continue-numbering="true" text:style-name="WWNum17">
          <text:list-item>
            <text:p text:style-name="P67"><text:span text:style-name="T42">Las dependencias dan lugar a 2 proyecciones</text:span><text:span text:style-name="T3">:</text:span></text:p>
          </text:list-item>
        </text:list>
        <text:p text:style-name="P42"/>
        <text:p text:style-name="P52"><text:span text:style-name="T44">R1(cod_cliente, nom_cliente)</text:span></text:p>
        <text:p text:style-name="P52"><text:span text:style-name="T44"><text:tab/>Pk: cod_cliente</text:span></text:p>
        <text:p text:style-name="P54"><text:span text:style-name="T44"><text:tab/>R2(cod_cliente, fecha_compra, cod_producto, nom_producto, precio_compra)</text:span></text:p>
        <text:p text:style-name="P54"><text:span text:style-name="T44"><text:tab/><text:tab/>PK: cod_cliente, fecha_compra</text:span></text:p>
        <text:p text:style-name="P52"><text:span text:style-name="T44"><text:tab/>FK: cod_cliente </text:span><text:span text:style-name="T45"></text:span><text:span text:style-name="T44"> R1</text:span></text:p>
        <text:p text:style-name="P82"/>
        <text:list xml:id="list210718007544846" text:continue-list="list210717996067636" text:style-name="WWNum25">
          <text:list-item>
            <text:p text:style-name="P88"><text:span text:style-name="T75">3ª FN </text:span><text:span text:style-name="T77"></text:span><text:span text:style-name="T75"> <text:s/>Cuando está en 2ª y no hay dependencias entre secundarios</text:span><text:span text:style-name="T3">.</text:span></text:p>
          </text:list-item>
        </text:list>
        <text:p text:style-name="P49"><text:span text:style-name="T42"><text:s/><text:tab/>Transformamos a 3ª FN las dos proyecciones.</text:span></text:p>
        <text:p text:style-name="P72"/>
        <text:p text:style-name="P54"><draw:custom-shape text:anchor-type="char" draw:z-index="19" draw:name="Cuadro de texto 2" draw:style-name="gr2" draw:text-style-name="P132" svg:width="8.123cm" svg:height="2.17cm" svg:x="8.888cm" svg:y="0.023cm"><text:p text:style-name="No_20_Spacing">Normalización R1:</text:p><text:p text:style-name="No_20_Spacing">1ª FN <text:span text:style-name="T50"></text:span> Está. </text:p><text:p text:style-name="No_20_Spacing">2ª FN <text:span text:style-name="T50"></text:span> No se estudia (clave simple). Está.</text:p><text:p text:style-name="No_20_Spacing"><text:span text:style-name="T46">3ª FN </text:span><text:span text:style-name="T45"></text:span><text:span text:style-name="T46"> Está. No hay</text:span><text:span text:style-name="T47"> <text:s/>secundarios</text:span>. <text:s/></text:p><text:p text:style-name="No_20_Spacing"/><text:p text:style-name="No_20_Spacing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4">R1(cod_cliente, nom_cliente)</text:span></text:p>
        <text:p text:style-name="P54"><text:span text:style-name="T44"><text:tab/>Pk: cod_cliente</text:span></text:p>
        <text:p text:style-name="P82"/>
        <text:p text:style-name="P89"/>
        <text:p text:style-name="P83"/>
        <text:p text:style-name="P55"><text:soft-page-break/><text:span text:style-name="T44">R2(cod_cliente, fecha_compra, cod_producto, nom_producto, precio_compra)</text:span></text:p>
        <text:p text:style-name="P58"><text:span text:style-name="T44"><text:tab/><text:tab/>PK: cod_cliente, fecha_compra</text:span></text:p>
        <text:p text:style-name="P62"><text:span text:style-name="T44">FK: cod_cliente </text:span><text:span text:style-name="T45"></text:span><text:span text:style-name="T44"> R1</text:span></text:p>
        <text:p text:style-name="P54"><text:span text:style-name="T27"><text:tab/></text:span></text:p>
        <text:p text:style-name="P35">Normalización R2:</text:p>
        <text:p text:style-name="No_20_Spacing"/>
        <text:p text:style-name="P27">1ª FN <text:span text:style-name="T50"></text:span> Está. </text:p>
        <text:p text:style-name="P27">2ª FN <text:span text:style-name="T50"></text:span> Se estudia. Está.</text:p>
        <text:p text:style-name="P27"><text:span text:style-name="T14">3ª FN </text:span><text:span text:style-name="T11"></text:span><text:span text:style-name="T14"> Dependencias entre secundarios: </text:span></text:p>
        <text:p text:style-name="P33"/>
        <text:p text:style-name="P36"><text:span text:style-name="T14">cod_producto </text:span><text:span text:style-name="T11"></text:span><text:span text:style-name="T14"> nom_producto</text:span></text:p>
        <text:p text:style-name="P36"><text:span text:style-name="T14">cod_producto, fecha_compra </text:span><text:span text:style-name="T11"></text:span><text:span text:style-name="T14"> precio_compra <text:s text:c="3"/></text:span></text:p>
        <text:p text:style-name="P23"><text:span text:style-name="T14"><text:tab/><text:tab/><text:tab/><text:tab/></text:span><text:span text:style-name="T18">(Cuando un atributo depende de un atributo primario y uno </text:span></text:p>
        <text:p text:style-name="P24"><text:span text:style-name="T18"><text:tab/><text:tab/><text:tab/><text:tab/>secundario, exponemos la dependencia en la 3ª FN)</text:span></text:p>
        <text:p text:style-name="P13"/>
        <text:p text:style-name="P19"><text:span text:style-name="T35">Estas dependencias dan lugar a tres proyecciones:</text:span></text:p>
        <text:p text:style-name="P13"/>
        <text:p text:style-name="P19"><text:span text:style-name="T46">R21(cod_producto, nom_producto)</text:span></text:p>
        <text:p text:style-name="P19"><text:span text:style-name="T46"><text:tab/>PK: cod_producto. </text:span></text:p>
        <text:p text:style-name="P19"><text:span text:style-name="T46">R22(cod_producto, fecha_compra, precio_compra)</text:span></text:p>
        <text:p text:style-name="P19"><text:span text:style-name="T46"><text:tab/>PK: cod_producto, fecha_compra</text:span></text:p>
        <text:p text:style-name="P19"><text:span text:style-name="T46"><text:tab/>FK: cod_producto </text:span><text:span text:style-name="T45"></text:span><text:span text:style-name="T46"> R21</text:span></text:p>
        <text:p text:style-name="P19"><text:span text:style-name="T46">R23(cod_cliente, fecha_compra, cod_producto)</text:span></text:p>
        <text:p text:style-name="P19"><text:span text:style-name="T46"><text:tab/>PK: cod_cliente, fecha</text:span></text:p>
        <text:p text:style-name="P19"><text:span text:style-name="T46"><text:tab/>FK: <text:tab/>cod_cliente </text:span><text:span text:style-name="T45"></text:span><text:span text:style-name="T46"> R1</text:span></text:p>
        <text:p text:style-name="P19"><text:span text:style-name="T46"><text:tab/><text:tab/>Cod_producto </text:span><text:span text:style-name="T45"></text:span><text:span text:style-name="T46"> R21</text:span></text:p>
        <text:p text:style-name="P19"><text:span text:style-name="T46"><text:tab/><text:tab/>(cod_producto, fecha_compra) </text:span><text:span text:style-name="T45"></text:span><text:span text:style-name="T46"> R22</text:span></text:p>
        <text:p text:style-name="P13"/>
        <text:p text:style-name="P13"/>
        <text:list xml:id="list210719396691580" text:continue-numbering="true" text:style-name="WWNum25">
          <text:list-item>
            <text:p text:style-name="P88"><text:span text:style-name="T20">Resultado de la Normalización:</text:span></text:p>
          </text:list-item>
        </text:list>
        <text:p text:style-name="P89"/>
        <text:p text:style-name="P54"><text:span text:style-name="T27">R1(cod_cliente, nom_cliente) <text:s text:c="6"/><text:tab/><text:tab/> <text:s text:c="3"/><text:tab/><text:tab/><text:tab/></text:span><text:span text:style-name="T30"></text:span><text:span text:style-name="T27"> CLIENTES</text:span></text:p>
        <text:p text:style-name="P54"><text:span text:style-name="T27"><text:tab/>Pk: cod_cliente</text:span></text:p>
        <text:p text:style-name="P18"/>
        <text:p text:style-name="P30"><text:span text:style-name="T39">R21(cod_producto, nom_producto)<text:tab/><text:tab/><text:tab/><text:tab/><text:tab/></text:span><text:span text:style-name="T34"></text:span><text:span text:style-name="T39"> PRODUCTOS</text:span></text:p>
        <text:p text:style-name="P30"><text:span text:style-name="T39"><text:tab/>PK: cod_producto. </text:span></text:p>
        <text:p text:style-name="P84"/>
        <text:p text:style-name="P49"><text:span text:style-name="T27"><text:tab/>R22(cod_producto, fecha_compra, precio_compra)<text:tab/><text:tab/></text:span><text:span text:style-name="T30"></text:span><text:span text:style-name="T27"> TARIFAS</text:span></text:p>
        <text:p text:style-name="P49"><text:span text:style-name="T27"><text:tab/><text:tab/>PK: cod_producto, fecha_compra</text:span></text:p>
        <text:p text:style-name="P49"><text:span text:style-name="T27"><text:tab/><text:tab/>Fk:<text:tab/>cod_producto </text:span><text:span text:style-name="T30"></text:span><text:span text:style-name="T27"> R21</text:span></text:p>
        <text:p text:style-name="P83"/>
        <text:p text:style-name="P30"><text:span text:style-name="T39">R23(cod_cliente, fecha_compra, cod_producto)<text:tab/><text:tab/><text:tab/></text:span><text:span text:style-name="T34"></text:span><text:span text:style-name="T39"> VENTAS</text:span></text:p>
        <text:p text:style-name="P30"><text:span text:style-name="T39"><text:tab/>PK: cod_cliente, fecha</text:span></text:p>
        <text:p text:style-name="P30"><text:span text:style-name="T39"><text:tab/>FK: cod_producto </text:span><text:span text:style-name="T34"></text:span><text:span text:style-name="T39"> R21</text:span></text:p>
        <text:p text:style-name="P30"><text:span text:style-name="T39"><text:tab/> <text:s text:c="6"/>(cod_producto, fecha_compra</text:span><text:span text:style-name="T35">) </text:span><text:span text:style-name="T30"></text:span><text:span text:style-name="T35"> R22</text:span></text:p>
        <text:p text:style-name="P65"><text:bookmark text:name="_GoBack"/><text:soft-page-break/><text:span text:style-name="T1">Ejercicio 4</text:span></text:p>
        <text:p text:style-name="P45"><text:span text:style-name="T3">Consideramos la siguiente relación: </text:span></text:p>
        <text:p text:style-name="P45"><text:span text:style-name="T1">VENDEDORES</text:span><text:span text:style-name="T3"> (cod_vendedor, nom_vendedor, ape_vendedor, cod_articulo, nom_articulo, unidades_actuales)</text:span></text:p>
        <text:list xml:id="list1785296660" text:style-name="WWNum7">
          <text:list-item>
            <text:p text:style-name="P91"><text:span text:style-name="T3">Un mismo artículo puede ser vendido por varios vendedores.</text:span></text:p>
          </text:list-item>
          <text:list-item>
            <text:p text:style-name="P90"><text:span text:style-name="T3">Un vendedor puede vender varios artículos.</text:span></text:p>
          </text:list-item>
        </text:list>
        <text:p text:style-name="P39"/>
        <text:list xml:id="list124418369" text:style-name="WWNum27">
          <text:list-item>
            <text:p text:style-name="P92"><text:span text:style-name="T76">Analizar los atributos y </text:span><text:span text:style-name="T75">elegir una PK si no viene marcado</text:span><text:span text:style-name="T76">. </text:span></text:p>
          </text:list-item>
        </text:list>
        <text:p text:style-name="P49"><text:span text:style-name="T3"><text:s text:c="14"/></text:span><text:span text:style-name="T23">PK: cod_vendedor, cod_articulo</text:span></text:p>
        <text:p text:style-name="P43"/>
        <text:list xml:id="list210719333104794" text:continue-numbering="true" text:style-name="WWNum27">
          <text:list-item>
            <text:p text:style-name="P92"><text:span text:style-name="T78">1 FN </text:span><text:span text:style-name="T79"></text:span><text:span text:style-name="T78"> <text:s/>“Que NO HAYA ATRIBUTOS MULTIVALOR” </text:span></text:p>
          </text:list-item>
        </text:list>
        <text:p text:style-name="P50"><text:span text:style-name="T27">No los hay </text:span><text:span text:style-name="T30"></text:span><text:span text:style-name="T27"> Está en 1FN</text:span></text:p>
        <text:p text:style-name="P41"/>
        <text:list xml:id="list210718067137095" text:continue-numbering="true" text:style-name="WWNum27">
          <text:list-item>
            <text:p text:style-name="P92"><text:span text:style-name="T78">2ª FN </text:span><text:span text:style-name="T79"></text:span><text:span text:style-name="T78"> Cuando está en 1ª FN y todos los atributos secundarios dependen de la clave</text:span></text:p>
          </text:list-item>
        </text:list>
        <text:list xml:id="list210718249067958" text:continue-list="list210719629459204" text:style-name="WWNum17">
          <text:list-item>
            <text:p text:style-name="P67"><text:span text:style-name="T42">¿Se estudian las dependencias? Sí, porque la PK es compuesta. </text:span></text:p>
          </text:list-item>
        </text:list>
        <text:p text:style-name="P49"><text:span text:style-name="T3"><text:tab/></text:span></text:p>
        <text:p text:style-name="P51"><text:span text:style-name="T3">(cod_vendedor, cod_articulo) </text:span><text:span text:style-name="T11"></text:span><text:span text:style-name="T3"> unidades_actuales <text:s text:c="3"/></text:span></text:p>
        <text:p text:style-name="P52"><text:span text:style-name="T3"><text:tab/>(cod_vendedor) </text:span><text:span text:style-name="T11"></text:span><text:span text:style-name="T3"> nom_vendedor, ape_vendedor</text:span></text:p>
        <text:p text:style-name="P52"><text:span text:style-name="T3"><text:tab/>(cod_articulo) </text:span><text:span text:style-name="T11"></text:span><text:span text:style-name="T3"> nom_articulo</text:span></text:p>
        <text:p text:style-name="P39"/>
        <text:list xml:id="list210719289911168" text:continue-numbering="true" text:style-name="WWNum17">
          <text:list-item>
            <text:p text:style-name="P67"><text:span text:style-name="T42">Las dependencias dan lugar a 3 proyecciones</text:span><text:span text:style-name="T3">:</text:span></text:p>
          </text:list-item>
        </text:list>
        <text:p text:style-name="P49"><text:span text:style-name="T3"><text:tab/></text:span></text:p>
        <text:p text:style-name="P53"><text:span text:style-name="T27">R1(cod_vendedor, nom_vendedor, ape_vendedor)</text:span></text:p>
        <text:p text:style-name="P52"><text:span text:style-name="T27"><text:tab/><text:tab/>Pk: cod_vendedor</text:span></text:p>
        <text:p text:style-name="P85"/>
        <text:p text:style-name="P52"><text:span text:style-name="T27"><text:tab/>R2 (cod_articulo, nom_articulo)</text:span></text:p>
        <text:p text:style-name="P52"><text:span text:style-name="T27"><text:tab/><text:tab/>PK: cod_articulo</text:span></text:p>
        <text:p text:style-name="P85"/>
        <text:p text:style-name="P63"><text:span text:style-name="T27"><text:tab/>R3(cod_vendedor, cod_articulo, unidades_actuales)</text:span></text:p>
        <text:p text:style-name="P63"><text:span text:style-name="T27"><text:tab/><text:tab/>PK: cod_vendedor, cod_articulo</text:span></text:p>
        <text:p text:style-name="P63"><text:span text:style-name="T27"><text:tab/><text:tab/>FK: cod_vendedor </text:span><text:span text:style-name="T30"></text:span><text:span text:style-name="T27"> R1</text:span></text:p>
        <text:p text:style-name="P63"><text:span text:style-name="T27"><text:tab/><text:tab/> <text:s text:c="6"/>Cod_articulo </text:span><text:span text:style-name="T30"></text:span><text:span text:style-name="T27"> R2</text:span></text:p>
        <text:p text:style-name="P52"><text:span text:style-name="T48"><text:tab/></text:span></text:p>
        <text:p text:style-name="P68"/>
        <text:list xml:id="list210717782693687" text:continue-list="list210718067137095" text:style-name="WWNum27">
          <text:list-item>
            <text:p text:style-name="P92"><text:span text:style-name="T78"><text:s/>3ª FN </text:span><text:span text:style-name="T79"></text:span><text:span text:style-name="T78"> <text:s/>Cuando está en 2ª y no hay dependencias entre secundarios.</text:span></text:p>
          </text:list-item>
        </text:list>
        <text:p text:style-name="P70"/>
        <text:p text:style-name="P50"><text:span text:style-name="T42">Como la tabla original, se dividió en TRES proyecciones, debemos normalizar hasta 3ª FN las TRES proyecciones. </text:span></text:p>
        <text:p text:style-name="P39"><draw:custom-shape text:anchor-type="char" style:rel-width="40%" draw:z-index="20" draw:name="Cuadro de texto 2" draw:style-name="gr1" draw:text-style-name="P132" svg:width="7.354cm" svg:height="2.774cm" svg:x="10.696cm" svg:y="0.021cm"><text:p text:style-name="No_20_Spacing">Normalización R1:</text:p><text:p text:style-name="No_20_Spacing">1ª FN <text:span text:style-name="T50"></text:span> Está. </text:p><text:p text:style-name="No_20_Spacing">2ª FN <text:span text:style-name="T50"></text:span> No se estudia (clave simple). Está.</text:p><text:p text:style-name="No_20_Spacing"><text:span text:style-name="T35">3ª FN </text:span><text:span text:style-name="T30"></text:span><text:span text:style-name="T35"> Está. No hay</text:span><text:span text:style-name="T41"> </text:span>dependencias entre secundarios. <text:s/></text:p><text:p text:style-name="No_20_Spacing"/><text:p text:style-name="No_20_Spacing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/text:p>
        <text:p text:style-name="P50"><text:span text:style-name="T27">R1(cod_vendedor, nom_vendedor, ape_vendedor)</text:span></text:p>
        <text:p text:style-name="P49"><text:span text:style-name="T27"><text:tab/><text:tab/>Pk: cod_vendedor</text:span></text:p>
        <text:p text:style-name="P52"><text:span text:style-name="T48"><text:tab/></text:span></text:p>
        <text:p text:style-name="P54"><text:span text:style-name="T27">R2 (cod_articulo, nom_articulo)</text:span></text:p>
        <text:p text:style-name="P49"><draw:custom-shape text:anchor-type="char" style:rel-width="40%" draw:z-index="21" draw:name="Cuadro de texto 2" draw:style-name="gr1" draw:text-style-name="P132" svg:width="7.354cm" svg:height="2.774cm" svg:x="10.691cm" svg:y="0.035cm"><text:p text:style-name="No_20_Spacing">Normalización R2:</text:p><text:p text:style-name="No_20_Spacing">1ª FN <text:span text:style-name="T50"></text:span> Está. </text:p><text:p text:style-name="No_20_Spacing">2ª FN <text:span text:style-name="T50"></text:span> Está.</text:p><text:p text:style-name="No_20_Spacing"><text:span text:style-name="T35">3ª FN </text:span><text:span text:style-name="T30"></text:span><text:span text:style-name="T35"> Está. No hay</text:span><text:span text:style-name="T41"> </text:span>dependencias entre secundarios. <text:s/></text:p><text:p text:style-name="No_20_Spacing"/><text:p text:style-name="No_20_Spacing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7"><text:tab/><text:tab/>PK: cod_articulo</text:span></text:p>
        <text:p text:style-name="P39"/>
        <text:p text:style-name="P39"/>
        <text:p text:style-name="P55"><text:span text:style-name="T27">R3(cod_vendedor, cod_articulo, unidades_actuales)</text:span></text:p>
        <text:p text:style-name="P63"><text:span text:style-name="T27">PK: cod_vendedor, cod_articulo</text:span></text:p>
        <text:p text:style-name="P63"><text:span text:style-name="T27">FK: cod_vendedor</text:span></text:p>
        <text:p text:style-name="P63"><text:span text:style-name="T27"><text:s text:c="6"/>Cod_articulo </text:span><text:span text:style-name="T30"></text:span><text:span text:style-name="T27"> R2</text:span></text:p>
        <text:p text:style-name="P39"/>
        <text:p text:style-name="No_20_Spacing"><text:span text:style-name="T3"><text:tab/></text:span><text:span text:style-name="T66">Normalización R3:</text:span></text:p>
        <text:p text:style-name="P19"><text:span text:style-name="T66">1ª FN </text:span><text:span text:style-name="T51"></text:span><text:span text:style-name="T66"> Está. </text:span></text:p>
        <text:p text:style-name="P19"><text:span text:style-name="T66">2ª FN </text:span><text:span text:style-name="T51"></text:span><text:span text:style-name="T66"> Está.</text:span></text:p>
        <text:p text:style-name="P19"><text:span text:style-name="T39">3ª FN </text:span><text:span text:style-name="T34"></text:span><text:span text:style-name="T39"> Está. </text:span></text:p>
        <text:p text:style-name="P93"/>
        <text:list xml:id="list210718151972263" text:continue-numbering="true" text:style-name="WWNum27">
          <text:list-item>
            <text:p text:style-name="P92"><text:span text:style-name="T78">Resultado de la Normalización:</text:span></text:p>
          </text:list-item>
        </text:list>
        <text:p text:style-name="P50"><text:span text:style-name="T42">El resultado de la normalización serían las proyecciones R1, R2 y R3 que podrían llamarse VENDEDORES, ARTICULOS y EXISTENCIAS respectivamente. </text:span></text:p>
        <text:p text:style-name="P39"/>
        <text:p text:style-name="P40"/>
        <text:p text:style-name="P65"><text:span text:style-name="T1">Ejercicio 5. </text:span></text:p>
        <text:p text:style-name="P45"><text:span text:style-name="T3">Consideramos la siguiente relación: </text:span></text:p>
        <text:p text:style-name="P45"><text:span text:style-name="T1">VIVIENDAS </text:span><text:span text:style-name="T3">(</text:span><text:span text:style-name="T5">cod_vivienda</text:span><text:span text:style-name="T3">, cod_propietario, precio_compra, nom_propietario, nom_vivienda, nom_propietario, cod_poblacion, nom_poblacion)</text:span></text:p>
        <text:list xml:id="list3319298217" text:style-name="WWNum9">
          <text:list-item>
            <text:p text:style-name="P95"><text:span text:style-name="T3">Una vivienda puede tener más de un propietario.</text:span></text:p>
          </text:list-item>
          <text:list-item>
            <text:p text:style-name="P95"><text:span text:style-name="T3">Una vivienda se encuentra en una población.</text:span></text:p>
          </text:list-item>
          <text:list-item>
            <text:p text:style-name="P94"><text:span text:style-name="T3">Un propietario puede tener más de una vivienda.</text:span></text:p>
          </text:list-item>
        </text:list>
        <text:p text:style-name="P64"/>
        <text:p text:style-name="P64"/>
        <text:p text:style-name="P101">PK:cod_vivienda,cod_propietario.</text:p>
        <text:p text:style-name="P101"/>
        <text:p text:style-name="P101">1FN? → No hay multivalor.</text:p>
        <text:p text:style-name="P101"><text:tab/>Está.</text:p>
        <text:p text:style-name="P101"/>
        <text:p text:style-name="P101">2<text:span text:style-name="T86">FN</text:span> → 1FN y los atributos secundarios dependen totalmente de la clave primaria.</text:p>
        <text:p text:style-name="P101"><text:tab/>¿lo estudiamos?Si.</text:p>
        <text:p text:style-name="P101"/>
        <text:list xml:id="list2000512591" text:style-name="L2">
          <text:list-item>
            <text:p text:style-name="P102">Estudiamos las dependencias</text:p>
            <text:list>
              <text:list-item>
                <text:p text:style-name="P102">(cod_vivienda,cod_propietari) → precio_compra</text:p>
              </text:list-item>
              <text:list-item>
                <text:p text:style-name="P102">(cod_propietario) → nom_propietario</text:p>
              </text:list-item>
              <text:list-item>
                <text:p text:style-name="P102">(cos_vivienda) → nom_vivenda, cod_poblacion, nom_poblacion</text:p>
              </text:list-item>
            </text:list>
          </text:list-item>
          <text:list-item>
            <text:p text:style-name="P100"><text:span text:style-name="T84">Dan lugar a 3 proyecciones:</text:span></text:p>
            <text:list>
              <text:list-item>
                <text:p text:style-name="P100"><text:span text:style-name="T84">R1( cod_vivienda,cod_propietari,precio_compra)</text:span></text:p>
                <text:list>
                  <text:list-header>
                    <text:p text:style-name="P100"><text:span text:style-name="T84">PK:cod_vivenda,cod_propietario.</text:span></text:p>
                    <text:p text:style-name="P100"><text:span text:style-name="T84">FK:cod_vivenda → R3</text:span></text:p>
                    <text:p text:style-name="P100"><text:span text:style-name="T84">FK:cod_propietario → R2</text:span></text:p>
                    <text:p text:style-name="P100"><text:span text:style-name="T84"/></text:p>
                  </text:list-header>
                </text:list>
              </text:list-item>
              <text:list-item>
                <text:p text:style-name="P100"><text:span text:style-name="T84">R2(cod_propietario,nom_propietario)</text:span></text:p>
                <text:list>
                  <text:list-header>
                    <text:p text:style-name="P100"><text:span text:style-name="T84">PK:cod_propietario.</text:span></text:p>
                    <text:p text:style-name="P100"><text:span text:style-name="T84"/></text:p>
                  </text:list-header>
                </text:list>
              </text:list-item>
              <text:list-item>
                <text:p text:style-name="P100"><text:span text:style-name="T84">R3(cos_vivienda,nom_vivenda, cod_poblacion, nom_poblacion)</text:span></text:p>
                <text:list>
                  <text:list-header>
                    <text:p text:style-name="P100"><text:span text:style-name="T84">PK:cod_vivienda</text:span></text:p>
                  </text:list-header>
                </text:list>
              </text:list-item>
            </text:list>
          </text:list-item>
        </text:list>
        <text:p text:style-name="P98"><text:span text:style-name="T84"><text:tab/><text:tab/><text:tab/></text:span></text:p>
        <text:p text:style-name="P104"><text:span text:style-name="T84"><text:tab/>3FN → 2FN y no hay dependencias entre secundarios.</text:span></text:p>
        <text:p text:style-name="P99"><text:span text:style-name="T84"><text:tab/><text:tab/>R3(cos_vivienda,nom_vivenda, cod_poblacion, nom_poblacion)</text:span></text:p>
        <text:p text:style-name="P99"><text:span text:style-name="T84"><text:tab/><text:tab/><text:tab/>PK:cod_vivienda</text:span></text:p>
        <text:p text:style-name="P103"><text:span text:style-name="T84"/></text:p>
        <text:p text:style-name="P98"><text:span text:style-name="T84"><text:tab/><text:tab/><text:tab/></text:span><text:span text:style-name="T85">(cod_poblacion → nom_poblacion</text:span></text:p>
        <text:p text:style-name="P98"><text:soft-page-break/><text:span text:style-name="T85"><text:tab/><text:tab/><text:tab/>La dependencia da lugar a otra proyección:</text:span></text:p>
        <text:p text:style-name="P98"><text:span text:style-name="T85"><text:tab/><text:tab/><text:tab/><text:tab/>R31(cod_población,nom_población</text:span></text:p>
        <text:p text:style-name="P98"><text:span text:style-name="T85"><text:tab/><text:tab/><text:tab/><text:tab/><text:tab/>PK:cod_población</text:span></text:p>
        <text:p text:style-name="P98"><text:span text:style-name="T85"><text:tab/><text:tab/><text:tab/><text:tab/>R32(cod_vivienda,nom_vivienda,cod_población)</text:span></text:p>
        <text:p text:style-name="P98"><text:span text:style-name="T85"><text:tab/><text:tab/><text:tab/><text:tab/><text:tab/>PK:cod_vivienda</text:span></text:p>
        <text:p text:style-name="P104"><text:span text:style-name="T84"><text:tab/><text:tab/><text:tab/><text:tab/><text:tab/>FK:cod_población → R31</text:span></text:p>
        <text:p text:style-name="P98"><text:span text:style-name="T84"/></text:p>
        <text:p text:style-name="P98"><text:span text:style-name="T84"><text:tab/></text:span><text:span text:style-name="T85">Resultado de la normalización: R1, R2, R31, R32 → compras(4),propietarios(3),poblaciones(1) y <text:tab/>viviendas(2)</text:span></text:p>
        <text:p text:style-name="P65"><text:span text:style-name="T1"/></text:p>
        <text:p text:style-name="P66"><text:span text:style-name="T1">Ejercicio 6</text:span></text:p>
        <text:p text:style-name="P45"><text:span text:style-name="T3">Consideramos la siguiente relación: </text:span></text:p>
        <text:p text:style-name="P45"><text:span text:style-name="T1">MATRICULADO </text:span><text:span text:style-name="T3">(</text:span><text:span text:style-name="T5">cod_alumno</text:span><text:span text:style-name="T3">, cod_asignatura, nom_alumno, nom_asignatura, nota_asignatura, cod_profesor, nom_profesor)</text:span></text:p>
        <text:list xml:id="list681892709" text:style-name="WWNum11">
          <text:list-item>
            <text:p text:style-name="P97"><text:span text:style-name="T3">En una asignatura están matriculados varios alumnos.</text:span></text:p>
          </text:list-item>
          <text:list-item>
            <text:p text:style-name="P97"><text:span text:style-name="T3">Una asignatura es impartida por un solo profesor.</text:span></text:p>
          </text:list-item>
          <text:list-item>
            <text:p text:style-name="P96"><text:span text:style-name="T3">Un alumno puede cursar varias asignaturas.</text:span></text:p>
          </text:list-item>
        </text:list>
        <text:p text:style-name="P129">PK¿ → <text:span text:style-name="T82">cod_alumno,cod_asignatura</text:span></text:p>
        <text:p text:style-name="P129">1FN → No hay multivalor. Está.</text:p>
        <text:p text:style-name="P129">2FN → 1 y que todos los secundarios dependan de la pk. ¿Se estudia? Si PK compuesta</text:p>
        <text:p text:style-name="Standard"><text:tab/><text:span text:style-name="T87">Dependencias:</text:span></text:p>
        <text:p text:style-name="Standard"><text:tab/><text:tab/><text:span text:style-name="T87">(cod_alumno,cod_asignatura) → nota_asignatura</text:span></text:p>
        <text:p text:style-name="Standard"><text:tab/><text:tab/><text:span text:style-name="T87">cod_alumno → nom_alumno</text:span></text:p>
        <text:p text:style-name="Standard"><text:tab/><text:tab/><text:span text:style-name="T87">cod_asignatura → </text:span><text:span text:style-name="T88">nom</text:span><text:span text:style-name="T87">_asignatura,cod_profesor,nom_profesor</text:span></text:p>
        <text:p text:style-name="Standard"><text:tab/><text:span text:style-name="T87">Da lugar a la dependencia </text:span></text:p>
        <text:p text:style-name="P130"><text:tab/><text:tab/><text:span text:style-name="T87">R1(cod_alumno,cod_asignatura,nota_asignatura)</text:span></text:p>
        <text:p text:style-name="P130"><text:tab/><text:tab/><text:tab/><text:span text:style-name="T87">PK:cod_alumno,cod_asignatura</text:span></text:p>
        <text:p text:style-name="P130"><text:tab/><text:tab/><text:tab/><text:span text:style-name="T87">FK:cod_alumno → R2</text:span></text:p>
        <text:p text:style-name="P130"><text:tab/><text:tab/><text:tab/><text:span text:style-name="T87">FK:cod_asignatura → R3</text:span></text:p>
        <text:p text:style-name="P130"><text:tab/><text:tab/><text:span text:style-name="T87">R2(cod_alumno,nom_alumno)</text:span></text:p>
        <text:p text:style-name="P130"><text:tab/><text:tab/><text:tab/><text:span text:style-name="T87">PK:cod_alumno</text:span></text:p>
        <text:p text:style-name="P130"><text:tab/><text:tab/><text:span text:style-name="T87">R3(cod_asignatura,</text:span><text:span text:style-name="T88">nom</text:span><text:span text:style-name="T87">_asignatura,cod_profesor,nom_profesor)</text:span></text:p>
        <text:p text:style-name="Standard"><text:tab/><text:tab/><text:tab/><text:span text:style-name="T87">PK:cod_asignatura</text:span></text:p>
        <text:p text:style-name="P129">3FN → 2FN y que no haya dependencia entre secundarias</text:p>
        <text:p text:style-name="P130"><text:tab/><text:span text:style-name="T87">R3(cod_asignatura,</text:span><text:span text:style-name="T88">nom</text:span><text:span text:style-name="T87">_asignatura,cod_profesor,nom_profesor)</text:span></text:p>
        <text:p text:style-name="P130"><text:tab/><text:tab/><text:tab/><text:span text:style-name="T87">PK:cod_asignatura</text:span></text:p>
        <text:p text:style-name="P130"><text:tab/><text:tab/><text:tab/><text:span text:style-name="T87">(cod_profesor)→nom_profesor</text:span></text:p>
        <text:p text:style-name="P130"/>
        <text:p text:style-name="P130"><text:tab/><text:tab/><text:tab/><text:span text:style-name="T87">R31(cod_profesor,nom_profesor)</text:span></text:p>
        <text:p text:style-name="Standard"><text:tab/><text:tab/><text:tab/><text:tab/><text:span text:style-name="T87">PK:cod_profesor</text:span></text:p>
        <text:p text:style-name="Standard"><text:tab/><text:tab/><text:tab/><text:span text:style-name="T88">R32(cod_asignatura,nom_asignatura,cod_profesor)</text:span></text:p>
        <text:p text:style-name="Standard"><text:tab/><text:tab/><text:tab/><text:tab/><text:span text:style-name="T88">PK:cod_asignatura</text:span></text:p>
        <text:p text:style-name="P131"><text:soft-page-break/><text:span text:style-name="T88">Resultado de la normalización: R1, R2, R31, R32 → notas(4), alumnos(1),profesores(2) y asignaturas(3)</text:span></text:p>
        <text:p text:style-name="P105"><text:span text:style-name="T7">Ejercicio 7</text:span></text:p>
        <text:p text:style-name="P106"><text:span text:style-name="T54"><text:line-break/></text:span><text:span text:style-name="T8">Consideramos la siguiente relación: </text:span></text:p>
        <text:p text:style-name="P107"><text:span text:style-name="T7">PRÉSTAMOS:</text:span><text:span text:style-name="T8"> (</text:span><text:span text:style-name="T9">número_credito</text:span><text:span text:style-name="T7">, </text:span><text:span text:style-name="T9">numero_sucursal</text:span><text:span text:style-name="T7">, </text:span><text:span text:style-name="T9">numero_cliente</text:span><text:span text:style-name="T8">, nom_cliente, ape_cliente, ciudad_sucursal, dir_cliente, importe,  saldo_cuenta)</text:span></text:p>
        <text:list xml:id="list2363135045" text:style-name="WWNum13">
          <text:list-item>
            <text:p text:style-name="P108"><text:span text:style-name="T8">Un crédito puede estar a nombre de varios clientes. </text:span></text:p>
          </text:list-item>
          <text:list-item>
            <text:p text:style-name="P108"><text:span text:style-name="T8">En todas las sucursales el número de crédito es un número incremental desde el  1 en adelante. </text:span></text:p>
          </text:list-item>
          <text:list-item>
            <text:p text:style-name="P108"><text:span text:style-name="T8">El  importe es el dinero inicial concedido por la sucursal al cliente. </text:span></text:p>
          </text:list-item>
          <text:list-item>
            <text:p text:style-name="P108"><text:span text:style-name="T8">El saldo es el dinero que el cliente tiene aun disponible en la cuenta.  </text:span></text:p>
          </text:list-item>
        </text:list>
        <text:p text:style-name="P122"/>
        <text:p text:style-name="P109"><text:span text:style-name="T67">Ejercicio 8</text:span></text:p>
        <text:p text:style-name="P123"><text:span text:style-name="T80">Consideramos la siguiente relación: </text:span></text:p>
        <text:p text:style-name="P123"><text:span text:style-name="T72">VENTA_COCHES</text:span><text:span text:style-name="T80"> (cod_vendedor, numero_bastidor_coche, fecha_venta, nom_vendedor, comision, descuento_venta, modelo)</text:span></text:p>
        <text:list xml:id="list2212833823" text:style-name="WWNum15">
          <text:list-item>
            <text:p text:style-name="P4"><text:span text:style-name="T52">Suponemos que un coche puede ser vendido por múltiples vendedores. </text:span></text:p>
          </text:list-item>
          <text:list-item>
            <text:p text:style-name="P4"><text:span text:style-name="T52">Cada vendedor tiene asignada una comisión. </text:span></text:p>
          </text:list-item>
        </text:list>
        <text:p text:style-name="P124"/>
        <text:p text:style-name="P123"><text:span text:style-name="T72">Suponemos ahora la misma relación, cambiando los siguientes requisitos:</text:span></text:p>
        <text:list xml:id="list210718771939521" text:continue-numbering="true" text:style-name="WWNum15">
          <text:list-item>
            <text:p text:style-name="P4"><text:span text:style-name="T52">Un coche es vendido por un solo vendedor.</text:span></text:p>
          </text:list-item>
        </text:list>
        <text:p text:style-name="P126"/>
        <text:p text:style-name="P109"><text:span text:style-name="T67">Ejercicio 9</text:span></text:p>
        <text:p text:style-name="P123"><text:span text:style-name="T80">Consideramos la siguiente relación: </text:span></text:p>
        <text:p text:style-name="P123"><text:span text:style-name="T72">HORAS_PROYECTO</text:span><text:span text:style-name="T80"> (id_empleado, nom_empleado, id_proyecto, id_tarea, teléfono, horas totales, fecha inicio, fecha fin) </text:span></text:p>
        <text:list xml:id="list210718395694353" text:continue-numbering="true" text:style-name="WWNum15">
          <text:list-item>
            <text:p text:style-name="P4"><text:span text:style-name="T52">Id_Empleado, es el identificador del empleado.</text:span></text:p>
          </text:list-item>
          <text:list-item>
            <text:p text:style-name="P4"><text:span text:style-name="T52">Nom_Empleado, es el nombre de un empleado.</text:span></text:p>
          </text:list-item>
          <text:list-item>
            <text:p text:style-name="P4"><text:span text:style-name="T52">ID_Proyecto, es el número de un proyecto.</text:span></text:p>
          </text:list-item>
          <text:list-item>
            <text:p text:style-name="P4"><text:span text:style-name="T52">ID_Tarea, es el nombre estándar de la tarea(s) que se realiza(n) en el proyecto.</text:span></text:p>
          </text:list-item>
          <text:list-item>
            <text:p text:style-name="P4"><text:span text:style-name="T52">Teléfono es el número telefónico del empleado.</text:span></text:p>
          </text:list-item>
          <text:list-item>
            <text:p text:style-name="P4"><text:span text:style-name="T52">HorasTotales son las horas que ha trabajado el empleado en este proyecto.</text:span></text:p>
          </text:list-item>
          <text:list-item>
            <text:p text:style-name="P5"><text:span text:style-name="T52">Fecha_inicio, Fecha_fin, son la fecha de inicio y de finalización del proyecto.</text:span></text:p>
          </text:list-item>
        </text:list>
        <text:p text:style-name="P125"/>
        <text:p text:style-name="P109"><text:span text:style-name="T67">Ejercicio 10</text:span></text:p>
        <text:p text:style-name="P123"><text:span text:style-name="T80">Consideramos la siguiente relación: </text:span></text:p>
        <text:p text:style-name="P123"><text:soft-page-break/><text:span text:style-name="T73">R_VENTAS:</text:span><text:span text:style-name="T81"> (num_factura, fecha_factura, num_cliente, nom_cliente, iva_factura, dir_cliente, estado_factura, num_articulo, nom_articulo, stock-almacen, unidades_vendidas, stock_minimo, pvp_articulo, tipo_articulo, rebaja)</text:span></text:p>
        <text:list xml:id="list210719223668245" text:continue-numbering="true" text:style-name="WWNum15">
          <text:list-item>
            <text:p text:style-name="P4"><text:span text:style-name="T52">Una factura pertenece a un cliente.</text:span></text:p>
          </text:list-item>
          <text:list-item>
            <text:p text:style-name="P4"><text:span text:style-name="T52">Una factura está formada por varios artículos.</text:span></text:p>
          </text:list-item>
          <text:list-item>
            <text:p text:style-name="P4"><text:span text:style-name="T52">Existen distintos tipos de artículos, y dependiendo del tipo de artículo se aplica una rebaja o se aplica otra.</text:span></text:p>
          </text:list-item>
        </text:list>
        <text:p text:style-name="P122"/>
        <text:p text:style-name="P109"><text:span text:style-name="T67">Ejercicio 11</text:span></text:p>
        <text:p text:style-name="P123"><text:span text:style-name="T80">Consideramos la siguiente relación: </text:span></text:p>
        <text:p text:style-name="P128"><text:span text:style-name="T73">PRESTAMOS:</text:span><text:span text:style-name="T81">(cod_prestamo, descripcion_prestamo, fecha_entrega, fecha_devolucion, numero_ejemplar_libro, isbn_libro, autor_libro, titulo_libro, editorial_libro, dni_socio, nom_socio, ape_socio, dir_socio, dni_empleado, nom_empleado, ape_empleado)</text:span></text:p>
        <text:list xml:id="list210719232335914" text:continue-numbering="true" text:style-name="WWNum15">
          <text:list-item>
            <text:p text:style-name="P4"><text:span text:style-name="T52">En un mismo préstamo se pueden prestar varios libros. </text:span></text:p>
          </text:list-item>
          <text:list-item>
            <text:p text:style-name="P4"><text:span text:style-name="T52">Lo que se prestan son los ejemplares de los libros.</text:span></text:p>
          </text:list-item>
          <text:list-item>
            <text:p text:style-name="P4"><text:span text:style-name="T52">Un libro puede tener varios ejemplares </text:span></text:p>
          </text:list-item>
          <text:list-item>
            <text:p text:style-name="P4"><text:span text:style-name="T52">Los préstamos son realizados a los socios por los empleados de la biblioteca.</text:span></text:p>
          </text:list-item>
          <text:list-item>
            <text:p text:style-name="P4"><text:span text:style-name="T52">Un préstamo es realizado por un solo trabajador.</text:span></text:p>
          </text:list-item>
        </text:list>
        <text:p text:style-name="P7"/>
        <text:p text:style-name="P109"><text:span text:style-name="T67">Ejercicio 12</text:span></text:p>
        <text:p text:style-name="P123"><text:span text:style-name="T80">Consideramos la siguiente relación: </text:span></text:p>
        <text:p text:style-name="P123"><text:span text:style-name="T72">BEBIDA_REFRESCANTE</text:span><text:span text:style-name="T80"> (</text:span><text:span text:style-name="T83">cod_bebida</text:span><text:span text:style-name="T80">, nom_bebida, calorias, precio_venta, cod_ingrediente, nom_ingrediente, cantidad_ingrediente, cod_proveedor, nom_proveedor, dir_proveedor, tel_proveedor, envase, tamaño, material)</text:span></text:p>
        <text:list xml:id="list210718735270589" text:continue-numbering="true" text:style-name="WWNum15">
          <text:list-item>
            <text:p text:style-name="P4"><text:span text:style-name="T52">Una bebida es suministrada por un proveedor.</text:span></text:p>
          </text:list-item>
          <text:list-item>
            <text:p text:style-name="P4"><text:span text:style-name="T52">Una bebida tiene diferentes envases cada uno de ellos con un tamaño y construido con un material.</text:span></text:p>
          </text:list-item>
        </text:list>
        <text:p text:style-name="P126"/>
        <text:p text:style-name="P126"/>
        <text:p text:style-name="P127"/>
        <text:p text:style-name="P126"/>
        <text:p text:style-name="P109"><text:span text:style-name="T67">Ejercicio 13</text:span></text:p>
        <text:p text:style-name="P123"><text:span text:style-name="T80">Consideramos la siguiente relación: </text:span></text:p>
        <text:p text:style-name="P123"><text:span text:style-name="T72">TERMINALES</text:span><text:span text:style-name="T80"> (cod_linea, num_linea, cod_compañia, nom_compañia, cod_usuario, nom_usuario, </text:span><text:span text:style-name="T83">cod_terminal</text:span><text:span text:style-name="T80">, nom_terminal, fecha_inicio, fecha_fin, caracteristicas_terminal, componente, nom_componente, descripcion_componente, unidades_componente_terminal)</text:span></text:p>
        <text:list xml:id="list210719187340211" text:continue-numbering="true" text:style-name="WWNum15">
          <text:list-item>
            <text:p text:style-name="P4"><text:span text:style-name="T52">Un usuario puede tener varias líneas móviles.</text:span></text:p>
          </text:list-item>
          <text:list-item>
            <text:p text:style-name="P4"><text:span text:style-name="T52">Un usuario puede tener varios terminales móviles. </text:span></text:p>
          </text:list-item>
          <text:list-item>
            <text:p text:style-name="P4"><text:span text:style-name="T52">Los usuarios intercambian sus terminales con sus líneas para comprobar la calidad de las líneas, incluso en diferentes fechas.</text:span></text:p>
          </text:list-item>
        </text:list>
        <text:p text:style-name="P7"/>
        <text:p text:style-name="P109"><text:soft-page-break/><text:span text:style-name="T67">Ejercicio 14</text:span></text:p>
        <text:p text:style-name="P123"><text:span text:style-name="T80">Consideramos la siguiente relación: </text:span></text:p>
        <text:p text:style-name="P123"><text:span text:style-name="T72">RESTAURANTE</text:span><text:span text:style-name="T80"> (</text:span><text:span text:style-name="T83">cod_plato</text:span><text:span text:style-name="T80">, nom_plato, cod_cocinero, nom_cocinero, cod_cliente, nom_cliente, fecha, precio, cod_producto, nom_producto, cantidad, cod_proveedor, nom_proveedor)</text:span></text:p>
        <text:list xml:id="list210718850753565" text:continue-numbering="true" text:style-name="WWNum15">
          <text:list-item>
            <text:p text:style-name="P4"><text:span text:style-name="T52">En la realización de un plato se utiliza una cantidad de los diferentes productos, que intervienen en su realización.</text:span></text:p>
          </text:list-item>
          <text:list-item>
            <text:p text:style-name="P4"><text:span text:style-name="T52">Un plato es pedido por los clientes del restaurante, un cliente pude pedir el plato en diferentes fechas y paga por el plato el precio que tiene en cada fecha que puede variar. </text:span></text:p>
          </text:list-item>
          <text:list-item>
            <text:p text:style-name="P4"><text:span text:style-name="T52">Cada plato es realizado por un cocinero.</text:span></text:p>
          </text:list-item>
          <text:list-item>
            <text:p text:style-name="P4"><text:span text:style-name="T52">Cada producto es comprado a un proveedor.</text:span></text:p>
          </text:list-item>
        </text:list>
        <text:p text:style-name="P6"><text:span text:style-name="T52"/></text:p>
        <text:p text:style-name="P8"><text:span text:style-name="T53">R1:</text:span><text:span text:style-name="T52">cod_plato,nom_plato → </text:span><text:span text:style-name="T53">Platos</text:span></text:p>
        <text:p text:style-name="P10"><text:span text:style-name="T53">R4:</text:span><text:span text:style-name="T52">cod_producto,nom_producto,</text:span><text:span text:style-name="T53">cod_proveedor</text:span><text:span text:style-name="T52"> <text:s/></text:span></text:p>
        <text:p text:style-name="P10"><text:span text:style-name="T52"><text:tab/></text:span><text:span text:style-name="T53">PK:cod_producto</text:span></text:p>
        <text:p text:style-name="P10"><text:span text:style-name="T53"><text:tab/>FK:cod_proveedor → R5</text:span></text:p>
        <text:p text:style-name="P8"><text:span text:style-name="T53">R3:</text:span><text:span text:style-name="T52">cod_cliente,nom_cliente → </text:span><text:span text:style-name="T53">clientes</text:span></text:p>
        <text:p text:style-name="P11"><text:span text:style-name="T53">R5:</text:span><text:span text:style-name="T52">cod_proveedor,nom_proveedor → </text:span><text:span text:style-name="T53">proveedor</text:span></text:p>
        <text:p text:style-name="P11"><text:span text:style-name="T53"><text:tab/>PK:cod_proveedor</text:span></text:p>
        <text:p text:style-name="P11"><text:span text:style-name="T53">R2:</text:span><text:span text:style-name="T52">cod_cocinero,nom_cocinero → </text:span><text:span text:style-name="T53">cocineros</text:span></text:p>
        <text:p text:style-name="P6"><text:span text:style-name="T52"/></text:p>
        <text:p text:style-name="P11"><text:span text:style-name="T53">R6:</text:span><text:span text:style-name="T52">cod_plato,cod_producto,cantidad</text:span></text:p>
        <text:p text:style-name="P11"><text:span text:style-name="T52"><text:tab/></text:span><text:span text:style-name="T53">PK:cod_plato,cod_producto</text:span></text:p>
        <text:p text:style-name="P11"><text:span text:style-name="T53">R7:</text:span><text:span text:style-name="T52">cod_plato,cod_cliente,fecha,precio,cod_cocinero</text:span></text:p>
        <text:p text:style-name="P9"><text:tab/><text:span text:style-name="T90">PK:cod_plato,cod_cliente,fecha</text:span></text:p>
        <text:p text:style-name="P9"><text:tab/><text:span text:style-name="T90">FK:cod_plato → R1</text:span></text:p>
        <text:p text:style-name="P9"><text:tab/><text:span text:style-name="T90">FK:cod_cliente → R3</text:span></text:p>
        <text:p text:style-name="P9"><text:tab/><text:span text:style-name="T90">FK:cod_cocinero → R2</text:span></text:p>
        <text:p text:style-name="P8">- <text:span text:style-name="T89">¿Qué informacion tiene esta tabla? El plato que pide el cliente que a su vez le hace el cocinero que a su vez se realiza con productos que los suministra un proveedor.</text:span></text:p>
        <text:p text:style-name="P8"/>
        <text:p text:style-name="P12">3FN → </text:p>
        <text:p text:style-name="P12"><text:tab/>(cod_plato,fecha) → precio</text:p>
        <text:p text:style-name="P12"><text:tab/>R71(cod_plato,fecha,precio)</text:p>
        <text:p text:style-name="P12"><text:tab/><text:tab/><text:span text:style-name="T91">PK:cod_profesor</text:span></text:p>
        <text:p text:style-name="P12"><text:tab/>R72(cod_plato,cod_cliente,cod_cocinero,fecha)</text:p>
        <text:p text:style-name="P12"><text:tab/><text:tab/><text:span text:style-name="T91">PK:cod_plato,cod_cliente,</text:span></text:p>
        <text:p text:style-name="P12"><text:tab/><text:tab/><text:span text:style-name="T91">FK:(cod_plato,fecha)→ R71</text:span></text:p>
        <text:p text:style-name="P122"><text:bookmark text:name="_Hlk498694918"/></text:p>
        <text:p text:style-name="P109"><text:span text:style-name="T67"/></text:p>
        <text:p text:style-name="P110"><text:span text:style-name="T67">Ejercicio 15</text:span></text:p>
        <text:p text:style-name="P123"><text:span text:style-name="T80">Consideramos la siguiente relación: </text:span></text:p>
        <text:p text:style-name="P123"><text:span text:style-name="T72">CARRERAS_CABALLOS</text:span><text:span text:style-name="T80"> (</text:span><text:span text:style-name="T83">cod_carrera</text:span><text:span text:style-name="T80">, nom_carrera, fecha_carrera, cod_hipodromo, nom_hipodromo, cod_caballo, nom_caballo, posicion, cod_cuadra, nom_cuadra, cod_dueño, nom_dueño, cod_producto, nom_producto, tiempo, precio, cod_sponsor, nom_sponsor)</text:span></text:p>
        <text:list xml:id="list210717908773625" text:continue-numbering="true" text:style-name="WWNum15">
          <text:list-item>
            <text:p text:style-name="P4"><text:span text:style-name="T52">Los caballos participan en diferentes carreras.</text:span></text:p>
          </text:list-item>
          <text:list-item>
            <text:p text:style-name="P4"><text:span text:style-name="T52">Un caballo pertenece a una cuadra.</text:span></text:p>
          </text:list-item>
          <text:list-item>
            <text:p text:style-name="P4"><text:span text:style-name="T52">Una cuadra sólo tiene un dueño.</text:span></text:p>
          </text:list-item>
          <text:list-item>
            <text:p text:style-name="P4"><text:span text:style-name="T52">Durante la carrera se publicitan diferentes productos, durante un tiempo, por el que se paga un precio. Un producto se puede publicitar en varias carreras.</text:span></text:p>
          </text:list-item>
          <text:list-item>
            <text:p text:style-name="P4"><text:span text:style-name="T52">Un producto pertenece sólo a un sponsor.</text:span></text:p>
          </text:list-item>
        </text:list>
        <text:p text:style-name="P126"/>
        <text:p text:style-name="P126"/>
        <text:p text:style-name="P126"/>
        <text:p text:style-name="P126"/>
        <text:p text:style-name="P109"><text:span text:style-name="T67">Ejercicio 16</text:span></text:p>
        <text:p text:style-name="P123"><text:span text:style-name="T80">Consideramos la siguiente relación: </text:span></text:p>
        <text:p text:style-name="P123"><text:span text:style-name="T72">PELUQUERIAS</text:span><text:span text:style-name="T80"> (</text:span><text:span text:style-name="T83">cod_peluquera</text:span><text:span text:style-name="T80">, nom_peluquera, cod_peluqueria, nom_peluqueria, cod_tratamiento, nom_tratamiento, descripcion_tratamiento, fecha_tratamiento, precio_base_tratamiento, cod_cliente, nom_cliente, cod_producto, nom_producto, unidades_actuales)</text:span></text:p>
        <text:list xml:id="list210718872010938" text:continue-numbering="true" text:style-name="WWNum15">
          <text:list-item>
            <text:p text:style-name="P4"><text:span text:style-name="T52">Las peluqueras van rotando entre las diferentes peluquerías.</text:span></text:p>
          </text:list-item>
          <text:list-item>
            <text:p text:style-name="P4"><text:span text:style-name="T52">Las peluqueras realizan diferentes tratamientos a los clientes.</text:span></text:p>
          </text:list-item>
          <text:list-item>
            <text:p text:style-name="P4"><text:span text:style-name="T52">Un producto se utiliza en diferentes tratamientos, incluso, el cliente en cada tratamiento, puede elegir los productos que desea utilizar en ese tratamiento y la peluquera o peluqueras que quiere que le realice el tratamiento.</text:span></text:p>
          </text:list-item>
        </text:list>
        <text:p text:style-name="P122"/>
        <text:p text:style-name="P109"><text:span text:style-name="T67">Ejercicio 17</text:span></text:p>
        <text:p text:style-name="P123"><text:span text:style-name="T80">Consideramos la siguiente relación: </text:span></text:p>
        <text:p text:style-name="P123"><text:span text:style-name="T72">PELICULAS</text:span><text:span text:style-name="T80"> (</text:span><text:span text:style-name="T83">cod_pelicula</text:span><text:span text:style-name="T80">, nom_pelicula, duracion, sinopsis, cod_director, nom_director, cod_genero, nom_genero, cod_productora, nom_productora, cod_grupo_empresaria, nom_grupo_empresarial)</text:span></text:p>
        <text:list xml:id="list210718549171245" text:continue-numbering="true" text:style-name="WWNum15">
          <text:list-item>
            <text:p text:style-name="P4"><text:span text:style-name="T52">Las películas sólo tienen un director.</text:span></text:p>
          </text:list-item>
          <text:list-item>
            <text:p text:style-name="P4"><text:span text:style-name="T52">Las productoras sólo pertenecen a un grupo empresarial.</text:span></text:p>
          </text:list-item>
        </text:list>
        <text:p text:style-name="P126"/>
        <text:p text:style-name="P109"><text:span text:style-name="T67">Ejercicio 18</text:span></text:p>
        <text:p text:style-name="P123"><text:span text:style-name="T80">Consideramos la siguiente relación: </text:span></text:p>
        <text:p text:style-name="P123"><text:span text:style-name="T72">AUTOESCUELA</text:span><text:span text:style-name="T80"> (</text:span><text:span text:style-name="T83">cod_alumno</text:span><text:span text:style-name="T80">, nom_alumno, cod_profesor, nom_profesor, matricula_vehiculo, modelo_vehiculo, fecha_clase, cod_examen, descripcion_examen, fecha_examen, nota_examen)</text:span></text:p>
        <text:list xml:id="list210719322834030" text:continue-numbering="true" text:style-name="WWNum15">
          <text:list-item>
            <text:p text:style-name="P4"><text:span text:style-name="T52">Un alumno puede dar clase con diferentes profesores.</text:span></text:p>
          </text:list-item>
          <text:list-item>
            <text:p text:style-name="P4"><text:soft-page-break/><text:span text:style-name="T52">Un alumno puede realizar diferentes exámenes.</text:span></text:p>
          </text:list-item>
          <text:list-item>
            <text:p text:style-name="P4"><text:span text:style-name="T52">Los profesores utilizan siempre el mismo coche para dar clase y un coche puede ser utilizado por diferentes profesores.</text:span></text:p>
          </text:list-item>
        </text:list>
        <text:p text:style-name="P126"/>
        <text:p text:style-name="P109"><text:span text:style-name="T67">Ejercicio 19</text:span></text:p>
        <text:p text:style-name="P123"><text:span text:style-name="T80">Consideramos la siguiente relación: </text:span></text:p>
        <text:p text:style-name="P123"><text:span text:style-name="T72">PERIODICOS</text:span><text:span text:style-name="T80"> (cod_periodista, nom_periodista, cod_periodico, nom_periodico, </text:span><text:span text:style-name="T83">cod_articulo</text:span><text:span text:style-name="T80">, nom_articulo, cod_editorial, nom_editorial)</text:span></text:p>
        <text:list xml:id="list210717809396302" text:continue-numbering="true" text:style-name="WWNum15">
          <text:list-item>
            <text:p text:style-name="P4"><text:span text:style-name="T52">Los periodistas pueden escribir artículos para diferentes periódicos, es muy importante conocer el autor de un artículo.</text:span></text:p>
          </text:list-item>
          <text:list-item>
            <text:p text:style-name="P4"><text:span text:style-name="T52">Un artículo sólo es publicado en un periódico.</text:span></text:p>
          </text:list-item>
          <text:list-item>
            <text:p text:style-name="P4"><text:span text:style-name="T52">A una editorial pueden pertenecer varios periódicos, pero un periódico sólo pertenece a una editorial.</text:span></text:p>
          </text:list-item>
        </text:list>
        <text:p text:style-name="P126"/>
        <text:p text:style-name="P109"><text:span text:style-name="T67">Ejercicio 20</text:span></text:p>
        <text:p text:style-name="P123"><text:span text:style-name="T80">Consideramos la siguiente relación: </text:span></text:p>
        <text:p text:style-name="P123"><text:span text:style-name="T72">MONTAJE</text:span><text:span text:style-name="T80"> (</text:span><text:span text:style-name="T83">cod_componente</text:span><text:span text:style-name="T80">, nom_componente, cod_equipo, nom_equipo, cod_proveedor, nom_proveedor, cod_montador, nom_montador)</text:span></text:p>
        <text:list xml:id="list210718471676001" text:continue-numbering="true" text:style-name="WWNum15">
          <text:list-item>
            <text:p text:style-name="P4"><text:span text:style-name="T52">Un equipo es montado siempre por el mismo montador.</text:span></text:p>
          </text:list-item>
          <text:list-item>
            <text:p text:style-name="P4"><text:span text:style-name="T52">Un componente es comprado siempre al mismo proveedor.</text:span></text:p>
          </text:list-item>
          <text:list-item>
            <text:p text:style-name="P4"><text:span text:style-name="T52">Para montar un equipo se utilizan diferentes componentes, pero un componente se monta solo en un equipo.</text:span></text:p>
          </text:list-item>
        </text:list>
        <text:p text:style-name="P122"/>
        <text:p text:style-name="P109"><text:span text:style-name="T67">Ejercicio 21</text:span></text:p>
        <text:p text:style-name="P123"><text:span text:style-name="T80">Consideramos la siguiente relación: </text:span></text:p>
        <text:p text:style-name="P123"><text:span text:style-name="T72">PUZLES</text:span><text:span text:style-name="T80"> (cod_puzle, nom_puzle, num_piezas_puzle, </text:span><text:span text:style-name="T83">cod_pieza</text:span><text:span text:style-name="T80">, nom_pieza, imagen_pieza, tipo_pieza, nom_tipo, cod_tema_puzle, nom_tema_puzle, cod_serie_puzle, descripcion_serie_puzle)</text:span></text:p>
        <text:list xml:id="list210718840769723" text:continue-numbering="true" text:style-name="WWNum15">
          <text:list-item>
            <text:p text:style-name="P4"><text:span text:style-name="T52">Un puzle tiene muchas piezas y una pieza sólo puede utilizarse en un puzle.</text:span></text:p>
          </text:list-item>
          <text:list-item>
            <text:p text:style-name="P4"><text:span text:style-name="T52">Existen diferentes tipos de piezas, aunque una pieza sólo pertenece a un tipo.</text:span></text:p>
          </text:list-item>
          <text:list-item>
            <text:p text:style-name="P4"><text:span text:style-name="T52">Todos los puzles tienen un tema.</text:span></text:p>
          </text:list-item>
          <text:list-item>
            <text:p text:style-name="P4"><text:span text:style-name="T52">Todos los puzles pertenecen a una serie.</text:span></text:p>
          </text:list-item>
        </text:list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Bookman Old Style" svg:font-family="'Bookman Old Style'" style:font-family-generic="roman" style:font-pitch="variable"/>
    <style:font-face style:name="CMBX12" svg:font-family="CMBX12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adornments="Normal" style:font-pitch="variable" style:font-charset="x-symbol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color="#767171" loext:opacity="100%" style:font-name="Calibri" fo:font-family="Calibri" style:font-family-generic="roman" style:font-pitch="variable" fo:font-size="11pt" fo:font-style="italic" fo:font-weight="bold" style:font-size-asian="11pt" style:font-style-asian="italic" style:font-weight-asian="bold" style:font-name-complex="Calibri2" style:font-family-complex="Calibri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3"/>
      </text:list-level-style-bullet>
      <text:list-level-style-bullet text:level="3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-" style:num-suffix="-" style:num-format="1" text:start-value="5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7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6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5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62" loext:num-list-format="Ejercicio %1%" style:num-prefix="Ejercicio 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ourier New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6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Wingdings1"/>
      </text:list-level-style-bullet>
      <text:list-level-style-bullet text:level="2" text:style-name="ListLabel_20_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Symbol"/>
      </text:list-level-style-bullet>
      <text:list-level-style-bullet text:level="5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Symbol"/>
      </text:list-level-style-bullet>
      <text:list-level-style-bullet text:level="8" text:style-name="ListLabel_20_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4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1"/>
      </text:list-level-style-bullet>
      <text:list-level-style-bullet text:level="2" text:style-name="ListLabel_20_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" style:num-suffix="" text:bullet-char="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Wingdings1"/>
      </text:list-level-style-bullet>
      <text:list-level-style-bullet text:level="2" text:style-name="ListLabel_20_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1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1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Standard">
      <style:paragraph-properties fo:margin-left="0cm" fo:margin-right="0.459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T1" style:family="text">
      <style:text-properties style:font-name="Bookman Old Style" fo:font-size="8pt" style:font-size-asian="8pt" style:language-asian="es" style:country-asian="ES" style:font-size-complex="8pt"/>
    </style:style>
    <style:style style:name="MT2" style:family="text">
      <style:text-properties style:font-name="Bookman Old Style" fo:font-size="7pt" style:font-size-asian="7pt" style:language-asian="es" style:country-asian="ES" style:font-size-complex="8pt"/>
    </style:style>
    <style:style style:name="MT3" style:family="text">
      <style:text-properties fo:color="#8496b0" loext:opacity="100%" fo:font-size="12pt" fo:letter-spacing="0.106cm" style:font-size-asian="12pt" style:font-size-complex="12pt"/>
    </style:style>
    <style:style style:name="MT4" style:family="text">
      <style:text-properties fo:color="#8496b0" loext:opacity="100%" fo:font-size="12pt" style:font-size-asian="12pt" style:font-size-complex="12pt"/>
    </style:style>
    <style:style style:name="MT5" style:family="text">
      <style:text-properties fo:color="#323e4f" loext:opacity="100%" fo:font-size="12pt" style:font-size-asian="12pt" style:font-size-complex="12pt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.021cm" fo:margin-top="0cm" fo:margin-bottom="0.021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UT3 Diseño de bases de datos relacionales. </text:span></text:p>
        <text:p text:style-name="Header"><draw:frame text:anchor-type="char" draw:z-index="16" draw:name="Imagen 5" draw:style-name="Mgr1" draw:text-style-name="MP1" svg:width="0.458cm" svg:height="0.458cm" svg:x="13.063cm" svg:y="0.088cm"><draw:image xlink:href="Pictures/1000000100000100000001005FF2EC28C23000B6.png" xlink:type="simple" xlink:show="embed" xlink:actuate="onLoad" draw:mime-type="image/png"><text:p/></draw:image></draw:frame><text:span text:style-name="MT1"><text:s text:c="8"/>Ejercicios de Normalización <text:s text:c="68"/><text:tab/></text:span><text:span text:style-name="MT2">DAW-DAM</text:span></text:p>
        <text:p text:style-name="Header"><text:span text:style-name="MT1"><text:s text:c="110"/><text:tab/> </text:span><text:span text:style-name="MT2">2023-24</text:span></text:p>
        <text:p text:style-name="Header"/>
        <text:p text:style-name="Header"/>
      </style:header>
      <style:footer>
        <text:p text:style-name="MP2"><text:span text:style-name="MT3">Página</text:span><text:span text:style-name="MT4"> </text:span><text:span text:style-name="MT5"><text:page-number text:select-page="current">17</text:page-number></text:span><text:span text:style-name="MT5"><text:s/>| </text:span><text:span text:style-name="MT5"><text:page-count style:num-format="1">17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idia Amor Pintado</meta:initial-creator>
    <meta:editing-cycles>6</meta:editing-cycles>
    <meta:creation-date>2023-10-24T21:29:00</meta:creation-date>
    <dc:date>2023-11-03T21:07:17.253000000</dc:date>
    <meta:editing-duration>PT47M5S</meta:editing-duration>
    <meta:generator>LibreOffice/7.2.7.2$Windows_X86_64 LibreOffice_project/8d71d29d553c0f7dcbfa38fbfda25ee34cce99a2</meta:generator>
    <meta:document-statistic meta:table-count="3" meta:image-count="0" meta:object-count="0" meta:page-count="17" meta:paragraph-count="562" meta:word-count="2947" meta:character-count="21854" meta:non-whitespace-character-count="18873"/>
    <meta:user-defined meta:name="AppVersion">16.0000</meta:user-defined>
    <meta:template xlink:type="simple" xlink:actuate="onRequest" xlink:title="Normal" xlink:href=""/>
  </office:meta>
</office:document-meta>
</file>